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 svg:font-family="0" style:font-family-generic="roman" style:font-pitch="variable"/>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adornments="Bold"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 style:family="table">
      <style:table-properties style:width="7.2208in" fo:margin-left="0.1285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1.1403in"/>
    </style:style>
    <style:style style:name="Table1.B" style:family="table-column">
      <style:table-column-properties style:column-width="2.2681in"/>
    </style:style>
    <style:style style:name="Table1.C" style:family="table-column">
      <style:table-column-properties style:column-width="1.5625in"/>
    </style:style>
    <style:style style:name="Table1.D" style:family="table-column">
      <style:table-column-properties style:column-width="2.25in"/>
    </style:style>
    <style:style style:name="Table1.1" style:family="table-row">
      <style:table-row-properties fo:keep-together="auto"/>
    </style:style>
    <style:style style:name="Table1.A1" style:family="table-cell">
      <style:table-cell-properties fo:background-color="transparent" fo:padding="0.0382in" fo:border="0.5pt solid #000000"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row">
      <style:table-row-properties style:min-row-height="0.4861in" fo:background-color="transparent" fo:keep-together="auto">
        <style:background-image/>
      </style:table-row-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8528in" table:align="left" style:may-break-between-rows="true" table:border-model="collapsing"/>
    </style:style>
    <style:style style:name="Table2.A" style:family="table-column">
      <style:table-column-properties style:column-width="1.2861in"/>
    </style:style>
    <style:style style:name="Table2.B" style:family="table-column">
      <style:table-column-properties style:column-width="1.2868in"/>
    </style:style>
    <style:style style:name="Table2.C" style:family="table-column">
      <style:table-column-properties style:column-width="1.0271in"/>
    </style:style>
    <style:style style:name="Table2.D" style:family="table-column">
      <style:table-column-properties style:column-width="2.2528in"/>
    </style:style>
    <style:style style:name="Table2.1" style:family="table-row">
      <style:table-row-properties fo:keep-together="auto"/>
    </style:style>
    <style:style style:name="Table2.A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3.6653in" table:align="left" style:may-break-between-rows="true" table:border-model="collapsing"/>
    </style:style>
    <style:style style:name="Table3.A" style:family="table-column">
      <style:table-column-properties style:column-width="0.7875in"/>
    </style:style>
    <style:style style:name="Table3.B" style:family="table-column">
      <style:table-column-properties style:column-width="1.0028in"/>
    </style:style>
    <style:style style:name="Table3.C" style:family="table-column">
      <style:table-column-properties style:column-width="1.875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3.6653in" table:align="left"/>
    </style:style>
    <style:style style:name="Table5.A" style:family="table-column">
      <style:table-column-properties style:column-width="0.7861in"/>
    </style:style>
    <style:style style:name="Table5.B" style:family="table-column">
      <style:table-column-properties style:column-width="1.0632in"/>
    </style:style>
    <style:style style:name="Table5.C" style:family="table-column">
      <style:table-column-properties style:column-width="1.816in"/>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2.891in" table:align="left"/>
    </style:style>
    <style:style style:name="Table4.A" style:family="table-column">
      <style:table-column-properties style:column-width="0.9104in"/>
    </style:style>
    <style:style style:name="Table4.B" style:family="table-column">
      <style:table-column-properties style:column-width="1.1917in"/>
    </style:style>
    <style:style style:name="Table4.C" style:family="table-column">
      <style:table-column-properties style:column-width="0.7889in"/>
    </style:style>
    <style:style style:name="Table4.A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3.0993in" table:align="left" style:may-break-between-rows="true" table:border-model="collapsing"/>
    </style:style>
    <style:style style:name="Table6.A" style:family="table-column">
      <style:table-column-properties style:column-width="0.5993in"/>
    </style:style>
    <style:style style:name="Table6.B" style:family="table-column">
      <style:table-column-properties style:column-width="0.7549in"/>
    </style:style>
    <style:style style:name="Table6.C" style:family="table-column">
      <style:table-column-properties style:column-width="1.7451in"/>
    </style:style>
    <style:style style:name="Table6.1" style:family="table-row">
      <style:table-row-properties fo:keep-together="auto"/>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7.5in" fo:margin-left="0.0125in" table:align="left" style:may-break-between-rows="true" table:border-model="collapsing"/>
    </style:style>
    <style:style style:name="Table7.A" style:family="table-column">
      <style:table-column-properties style:column-width="0.8528in"/>
    </style:style>
    <style:style style:name="Table7.B" style:family="table-column">
      <style:table-column-properties style:column-width="0.9375in"/>
    </style:style>
    <style:style style:name="Table7.C" style:family="table-column">
      <style:table-column-properties style:column-width="1.4583in"/>
    </style:style>
    <style:style style:name="Table7.D" style:family="table-column">
      <style:table-column-properties style:column-width="2.0639in"/>
    </style:style>
    <style:style style:name="Table7.E" style:family="table-column">
      <style:table-column-properties style:column-width="2.1875in"/>
    </style:style>
    <style:style style:name="Table7.A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4" style:family="table-row">
      <style:table-row-properties style:min-row-height="0.3375in"/>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8507in" fo:margin-left="-0.0208in" fo:margin-top="0in" fo:margin-bottom="0in" table:align="left" style:writing-mode="page"/>
    </style:style>
    <style:style style:name="Table8.A" style:family="table-column">
      <style:table-column-properties style:column-width="0.9097in"/>
    </style:style>
    <style:style style:name="Table8.B" style:family="table-column">
      <style:table-column-properties style:column-width="1.1333in"/>
    </style:style>
    <style:style style:name="Table8.C" style:family="table-column">
      <style:table-column-properties style:column-width="1.0576in"/>
    </style:style>
    <style:style style:name="Table8.D" style:family="table-column">
      <style:table-column-properties style:column-width="3.75in"/>
    </style:style>
    <style:style style:name="Table8.1" style:family="table-row">
      <style:table-row-properties style:min-row-height="0.1778in" fo:keep-together="auto"/>
    </style:style>
    <style:style style:name="Table8.A1" style:family="table-cell">
      <style:table-cell-properties style:vertical-align="bottom" fo:padding="0.0382in" fo:border-left="0.5pt solid #000000" fo:border-right="none" fo:border-top="0.5pt solid #000000" fo:border-bottom="0.5pt solid #000000"/>
    </style:style>
    <style:style style:name="Table8.D1" style:family="table-cell">
      <style:table-cell-properties style:vertical-align="bottom" fo:padding="0.0382in" fo:border="0.5pt solid #000000"/>
    </style:style>
    <style:style style:name="Table8.2" style:family="table-row">
      <style:table-row-properties style:min-row-height="0.3222in" fo:keep-together="auto"/>
    </style:style>
    <style:style style:name="Table8.A2" style:family="table-cell">
      <style:table-cell-properties style:vertical-align="bottom" fo:padding="0.0382in" fo:border-left="0.5pt solid #000000" fo:border-right="none" fo:border-top="none" fo:border-bottom="0.5pt solid #000000"/>
    </style:style>
    <style:style style:name="Table8.D2" style:family="table-cell">
      <style:table-cell-properties style:vertical-align="bottom" fo:padding="0.0382in" fo:border-left="0.5pt solid #000000" fo:border-right="0.5pt solid #000000" fo:border-top="none" fo:border-bottom="0.5pt solid #000000"/>
    </style:style>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7.7193in" style:type="right" style:leader-style="dotted" style:leader-text="."/>
        </style:tab-stops>
      </style:paragraph-properties>
    </style:style>
    <style:style style:name="P3" style:family="paragraph" style:parent-style-name="Contents_20_2">
      <style:paragraph-properties>
        <style:tab-stops>
          <style:tab-stop style:position="7.5228in" style:type="right" style:leader-style="dotted" style:leader-text="."/>
        </style:tab-stops>
      </style:paragraph-properties>
    </style:style>
    <style:style style:name="P4" style:family="paragraph" style:parent-style-name="Contents_20_3">
      <style:paragraph-properties>
        <style:tab-stops>
          <style:tab-stop style:position="7.3256in" style:type="right" style:leader-style="dotted" style:leader-text="."/>
        </style:tab-stops>
      </style:paragraph-properties>
    </style:style>
    <style:style style:name="P5" style:family="paragraph" style:parent-style-name="Standard">
      <style:text-properties officeooo:rsid="001e1c4b" officeooo:paragraph-rsid="001e1c4b"/>
    </style:style>
    <style:style style:name="P6" style:family="paragraph" style:parent-style-name="Standard">
      <style:paragraph-properties fo:break-before="page"/>
      <style:text-properties officeooo:rsid="001e1c4b" officeooo:paragraph-rsid="001e1c4b"/>
    </style:style>
    <style:style style:name="P7" style:family="paragraph" style:parent-style-name="Standard">
      <style:text-properties style:font-name="Liberation Sans1" officeooo:rsid="001e1c4b" officeooo:paragraph-rsid="001e1c4b"/>
    </style:style>
    <style:style style:name="P8" style:family="paragraph" style:parent-style-name="Standard">
      <style:text-properties style:font-name="Liberation Momo" fo:font-size="9pt" officeooo:rsid="001e1c4b" officeooo:paragraph-rsid="001e1c4b" style:font-size-asian="9pt" style:font-size-complex="9pt"/>
    </style:style>
    <style:style style:name="P9" style:family="paragraph" style:parent-style-name="Preformatted_20_Text">
      <style:text-properties officeooo:paragraph-rsid="006c48aa"/>
    </style:style>
    <style:style style:name="P10" style:family="paragraph" style:parent-style-name="Heading_20_3">
      <style:text-properties officeooo:paragraph-rsid="00697099"/>
    </style:style>
    <style:style style:name="P11" style:family="paragraph" style:parent-style-name="Standard">
      <style:text-properties style:font-name="Liberation Sans1" officeooo:rsid="00581b21" officeooo:paragraph-rsid="005acf21"/>
    </style:style>
    <style:style style:name="P12" style:family="paragraph" style:parent-style-name="Preformatted_20_Text">
      <style:text-properties officeooo:paragraph-rsid="006cbe3f"/>
    </style:style>
    <style:style style:name="P13" style:family="paragraph" style:parent-style-name="Standard">
      <style:text-properties style:font-name="Liberation Sans1" officeooo:rsid="00581b21" officeooo:paragraph-rsid="0066e3b9"/>
    </style:style>
    <style:style style:name="P14" style:family="paragraph" style:parent-style-name="Heading_20_3">
      <style:text-properties officeooo:paragraph-rsid="00687e85"/>
    </style:style>
    <style:style style:name="P15" style:family="paragraph" style:parent-style-name="Preformatted_20_Text">
      <style:text-properties officeooo:paragraph-rsid="00687e85"/>
    </style:style>
    <style:style style:name="P16" style:family="paragraph" style:parent-style-name="Standard">
      <style:text-properties style:font-name="Liberation Sans1" officeooo:rsid="00581b21" officeooo:paragraph-rsid="00697099"/>
    </style:style>
    <style:style style:name="P17" style:family="paragraph" style:parent-style-name="Heading_20_2">
      <style:paragraph-properties fo:margin-top="0in" fo:margin-bottom="0in" style:contextual-spacing="false"/>
      <style:text-properties officeooo:paragraph-rsid="0023ee27"/>
    </style:style>
    <style:style style:name="P18" style:family="paragraph" style:parent-style-name="Text_20_body">
      <style:paragraph-properties fo:margin-top="0in" fo:margin-bottom="0in" style:contextual-spacing="false"/>
      <style:text-properties style:font-name="Liberation Sans1" officeooo:rsid="001e1c4b" officeooo:paragraph-rsid="0023ee27"/>
    </style:style>
    <style:style style:name="P1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218c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Standard">
      <style:paragraph-properties fo:text-align="center" style:justify-single-word="false"/>
      <style:text-properties fo:font-weight="bold" style:font-weight-asian="bold" style:font-weight-complex="bold"/>
    </style:style>
    <style:style style:name="P28" style:family="paragraph" style:parent-style-name="Standard">
      <style:text-properties fo:font-weight="bold" style:font-weight-asian="bold" style:font-weight-complex="bold"/>
    </style:style>
    <style:style style:name="P29" style:family="paragraph" style:parent-style-name="Standard">
      <style:text-properties style:font-name="Liberation Sans1" fo:font-size="10pt" style:font-size-asian="10pt" style:font-size-complex="10pt"/>
    </style:style>
    <style:style style:name="P30" style:family="paragraph" style:parent-style-name="Table_20_Contents">
      <style:text-properties style:font-name="Liberation Sans1" fo:font-size="10pt" style:font-size-asian="10pt" style:font-size-complex="10pt"/>
    </style:style>
    <style:style style:name="P31" style:family="paragraph" style:parent-style-name="Standard">
      <style:paragraph-properties fo:text-align="center" style:justify-single-word="false"/>
      <style:text-properties style:font-name="Liberation Sans1" fo:font-weight="bold" officeooo:rsid="001e1c4b" officeooo:paragraph-rsid="001e1c4b" style:font-weight-asian="bold" style:font-weight-complex="bold"/>
    </style:style>
    <style:style style:name="P32" style:family="paragraph" style:parent-style-name="Standard">
      <style:paragraph-properties fo:text-align="left" style:justify-single-word="false"/>
      <style:text-properties style:font-name="Liberation Sans1" fo:font-size="10pt" style:font-size-asian="10pt" style:font-size-complex="10pt"/>
    </style:style>
    <style:style style:name="P33" style:family="paragraph" style:parent-style-name="Standard">
      <style:paragraph-properties fo:text-align="center" style:justify-single-word="false"/>
      <style:text-properties style:font-name="Liberation Sans1" officeooo:rsid="001e1c4b" officeooo:paragraph-rsid="001e1c4b"/>
    </style:style>
    <style:style style:name="P34" style:family="paragraph" style:parent-style-name="Standard">
      <style:paragraph-properties fo:text-align="left" style:justify-single-word="false"/>
      <style:text-properties style:font-name="Liberation Sans1" fo:font-weight="bold" officeooo:rsid="001e1c4b" officeooo:paragraph-rsid="001e1c4b" style:font-weight-asian="bold" style:font-weight-complex="bold"/>
    </style:style>
    <style:style style:name="P35" style:family="paragraph" style:parent-style-name="Standard">
      <style:paragraph-properties fo:text-align="left" style:justify-single-word="false"/>
      <style:text-properties style:font-name="Liberation Sans1" fo:font-size="10pt" officeooo:rsid="001e1c4b" officeooo:paragraph-rsid="001e1c4b" style:font-size-asian="10pt" style:font-size-complex="10pt"/>
    </style:style>
    <style:style style:name="P36" style:family="paragraph" style:parent-style-name="Standard">
      <style:text-properties style:font-name="Liberation Sans1" officeooo:rsid="001e1c4b" officeooo:paragraph-rsid="002a1425"/>
    </style:style>
    <style:style style:name="P37" style:family="paragraph" style:parent-style-name="Standard">
      <style:text-properties style:font-name="Liberation Sans1" fo:font-weight="bold" officeooo:rsid="001e1c4b" officeooo:paragraph-rsid="001e1c4b" style:font-weight-asian="bold" style:font-weight-complex="bold"/>
    </style:style>
    <style:style style:name="P38" style:family="paragraph" style:parent-style-name="Standard">
      <style:text-properties style:font-name="Liberation Sans1" fo:font-size="10pt" officeooo:rsid="001e1c4b" officeooo:paragraph-rsid="001e1c4b" style:font-size-asian="10pt" style:font-size-complex="10pt"/>
    </style:style>
    <style:style style:name="P39" style:family="paragraph" style:parent-style-name="Standard">
      <style:paragraph-properties fo:text-align="center" style:justify-single-word="false"/>
      <style:text-properties style:font-name="Liberation Sans1" fo:font-weight="bold" officeooo:paragraph-rsid="003a72ca"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text-properties style:font-name="Liberation Sans1" fo:font-size="10pt"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text-properties style:font-name="Liberation Sans1" officeooo:paragraph-rsid="001e1c4b"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text-properties style:font-name="Liberation Sans1" fo:font-weight="bold"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Standard">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text-properties fo:font-variant="normal" fo:text-transform="none" fo:color="#0a0a0a" loext:opacity="100%" style:font-name="Liberation Sans1"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list-style-name="L1">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list-style-name="L2">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list-style-name="L3">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list-style-name="L4">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text-properties style:font-name="Liberation Sans1" officeooo:rsid="00497bc5" officeooo:paragraph-rsid="00497bc5"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text-properties style:font-name="Liberation Sans1" fo:font-weight="bold" officeooo:rsid="00497bc5" officeooo:paragraph-rsid="00561c4d"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Heading_20_2">
      <style:paragraph-properties fo:margin-top="0in" fo:margin-bottom="0in" style:contextual-spacing="false"/>
      <style:text-properties style:font-name="Liberation Sans1" officeooo:paragraph-rsid="002bca0c"/>
    </style:style>
    <style:style style:name="P53" style:family="paragraph" style:parent-style-name="Standard">
      <style:paragraph-properties fo:text-align="left" style:justify-single-word="false">
        <style:tab-stops/>
      </style:paragraph-properties>
      <style:text-properties style:font-name="Liberation Serif" fo:font-weight="bold" style:font-weight-asian="bold"/>
    </style:style>
    <style:style style:name="P54" style:family="paragraph" style:parent-style-name="Standard">
      <style:paragraph-properties fo:text-align="left" style:justify-single-word="false">
        <style:tab-stops/>
      </style:paragraph-properties>
      <style:text-properties style:font-name="Liberation Serif" fo:font-size="10pt" fo:font-weight="bold" style:font-size-asian="10pt" style:font-weight-asian="bold" style:font-size-complex="10pt"/>
    </style:style>
    <style:style style:name="P55" style:family="paragraph" style:parent-style-name="Standard">
      <style:paragraph-properties fo:text-align="left" style:justify-single-word="false">
        <style:tab-stops/>
      </style:paragraph-properties>
      <style:text-properties style:font-name="Liberation Serif" fo:font-size="10pt" style:font-size-asian="10pt" style:font-size-complex="10pt"/>
    </style:style>
    <style:style style:name="P56" style:family="paragraph" style:parent-style-name="Heading_20_3">
      <style:text-properties style:font-name="Liberation Sans1" officeooo:rsid="006e7857"/>
    </style:style>
    <style:style style:name="P57" style:family="paragraph" style:parent-style-name="Text_20_body">
      <style:text-properties style:font-name="Liberation Sans1" officeooo:rsid="006e7857"/>
    </style:style>
    <style:style style:name="P58" style:family="paragraph" style:parent-style-name="Text_20_body" style:list-style-name="L5">
      <style:text-properties style:font-name="Liberation Sans1" officeooo:rsid="006e7857"/>
    </style:style>
    <style:style style:name="P59" style:family="paragraph" style:parent-style-name="Text_20_body" style:list-style-name="L5">
      <style:text-properties style:font-name="Liberation Sans1" officeooo:rsid="006e7857" officeooo:paragraph-rsid="006e7b12"/>
    </style:style>
    <style:style style:name="P60" style:family="paragraph" style:parent-style-name="Text_20_body" style:list-style-name="L6">
      <style:text-properties style:font-name="Liberation Sans1" officeooo:paragraph-rsid="00b3f03c"/>
    </style:style>
    <style:style style:name="P61" style:family="paragraph" style:parent-style-name="Text_20_body" style:list-style-name="L7">
      <style:text-properties style:font-name="Liberation Sans1"/>
    </style:style>
    <style:style style:name="P62" style:family="paragraph" style:parent-style-name="Text_20_body" style:list-style-name="L7">
      <style:text-properties style:font-name="Liberation Sans1" officeooo:paragraph-rsid="00b63e21"/>
    </style:style>
    <style:style style:name="P63" style:family="paragraph" style:parent-style-name="Text_20_body" style:list-style-name="L7">
      <style:text-properties style:font-name="Liberation Sans1" officeooo:paragraph-rsid="00b3f03c"/>
    </style:style>
    <style:style style:name="P64" style:family="paragraph" style:parent-style-name="Text_20_body" style:list-style-name="L8">
      <style:text-properties style:font-name="Liberation Sans1" officeooo:paragraph-rsid="00b3f03c"/>
    </style:style>
    <style:style style:name="P65" style:family="paragraph" style:parent-style-name="Text_20_body" style:list-style-name="L9">
      <style:text-properties style:font-name="Liberation Sans1" officeooo:paragraph-rsid="00b3f03c"/>
    </style:style>
    <style:style style:name="P66" style:family="paragraph" style:parent-style-name="Text_20_body" style:list-style-name="L10">
      <style:text-properties style:font-name="Liberation Sans1"/>
    </style:style>
    <style:style style:name="P67" style:family="paragraph" style:parent-style-name="Text_20_body" style:list-style-name="L11"/>
    <style:style style:name="P68" style:family="paragraph" style:parent-style-name="Standard">
      <style:paragraph-properties style:line-height-at-least="0.2811in"/>
      <style:text-properties fo:color="#cccccc" loext:opacity="100%" style:font-name="Droid Sans Mono" fo:font-size="15pt" fo:font-weight="normal" fo:background-color="#1f1f1f"/>
    </style:style>
    <style:style style:name="P69" style:family="paragraph" style:parent-style-name="Text_20_body">
      <style:text-properties officeooo:rsid="00c6f72d" officeooo:paragraph-rsid="00c6f72d"/>
    </style:style>
    <style:style style:name="P70" style:family="paragraph" style:parent-style-name="Standard">
      <style:text-properties style:font-name="Liberation Sans1" officeooo:rsid="001e1c4b" officeooo:paragraph-rsid="0023cb14"/>
    </style:style>
    <style:style style:name="P71" style:family="paragraph" style:parent-style-name="Heading_20_1">
      <style:text-properties style:font-name="Liberation Sans1"/>
    </style:style>
    <style:style style:name="P72" style:family="paragraph" style:parent-style-name="Preformatted_20_Text">
      <loext:graphic-properties draw:fill="none" draw:fill-color="#729fcf"/>
      <style:paragraph-properties fo:margin-top="0in" fo:margin-bottom="0.0972in" style:contextual-spacing="false" fo:line-height="115%" fo:background-color="transparent"/>
    </style:style>
    <style:style style:name="P73" style:family="paragraph" style:parent-style-name="Preformatted_20_Text">
      <style:text-properties officeooo:paragraph-rsid="00afb568"/>
    </style:style>
    <style:style style:name="P74" style:family="paragraph" style:parent-style-name="Text_20_body">
      <style:text-properties style:font-name="Liberation Sans1"/>
    </style:style>
    <style:style style:name="P75" style:family="paragraph" style:parent-style-name="Heading_20_2">
      <style:text-properties style:font-name="Liberation Sans1"/>
    </style:style>
    <style:style style:name="P76" style:family="paragraph" style:parent-style-name="Text_20_body">
      <style:text-properties style:font-name="Liberation Sans1" officeooo:rsid="01009f95" officeooo:paragraph-rsid="01009f95"/>
    </style:style>
    <style:style style:name="P77" style:family="paragraph" style:parent-style-name="Text_20_body">
      <style:paragraph-properties fo:line-height="115%"/>
    </style:style>
    <style:style style:name="P78" style:family="paragraph" style:parent-style-name="Text_20_body" style:list-style-name="WWNum2">
      <style:paragraph-properties fo:margin-left="0.5in" fo:line-height="115%" fo:text-indent="-0.25in" style:auto-text-indent="false"/>
    </style:style>
    <style:style style:name="P79" style:family="paragraph" style:parent-style-name="Text_20_body">
      <style:text-properties style:font-name="Liberation Sans1" officeooo:rsid="00ecd32e" officeooo:paragraph-rsid="00ecd32e"/>
    </style:style>
    <style:style style:name="P80" style:family="paragraph" style:parent-style-name="Heading_20_2">
      <style:paragraph-properties fo:margin-top="0in" fo:margin-bottom="0in" style:contextual-spacing="false"/>
    </style:style>
    <style:style style:name="P81" style:family="paragraph" style:parent-style-name="Text_20_body">
      <style:text-properties officeooo:paragraph-rsid="00ebfdc7"/>
    </style:style>
    <style:style style:name="P82" style:family="paragraph" style:parent-style-name="Text_20_body" style:list-style-name="L12">
      <style:text-properties fo:font-size="10.5pt" officeooo:paragraph-rsid="00ebfdc7" style:font-size-asian="10.5pt" style:font-size-complex="10.5pt"/>
    </style:style>
    <style:style style:name="P83" style:family="paragraph" style:parent-style-name="Text_20_body">
      <style:text-properties fo:font-size="10.5pt" officeooo:paragraph-rsid="00ebfdc7" style:font-size-asian="10.5pt" style:font-size-complex="10.5pt"/>
    </style:style>
    <style:style style:name="P84" style:family="paragraph" style:parent-style-name="Preformatted_20_Text">
      <style:text-properties officeooo:paragraph-rsid="00ebfdc7"/>
    </style:style>
    <style:style style:name="P85" style:family="paragraph" style:parent-style-name="Preformatted_20_Text">
      <style:text-properties officeooo:paragraph-rsid="00ecd32e"/>
    </style:style>
    <style:style style:name="P86" style:family="paragraph" style:parent-style-name="Preformatted_20_Text">
      <style:text-properties style:font-name="Liberation Sans1" officeooo:paragraph-rsid="00ebfdc7"/>
    </style:style>
    <style:style style:name="P87" style:family="paragraph" style:parent-style-name="Heading_20_3">
      <style:text-properties officeooo:rsid="00ef4e7b" officeooo:paragraph-rsid="00ef4e7b"/>
    </style:style>
    <style:style style:name="P88" style:family="paragraph" style:parent-style-name="Text_20_body" style:list-style-name="L13">
      <style:text-properties officeooo:rsid="00ef4e7b" officeooo:paragraph-rsid="00ef4e7b"/>
    </style:style>
    <style:style style:name="P89" style:family="paragraph" style:parent-style-name="Text_20_body">
      <style:text-properties officeooo:paragraph-rsid="00ef4e7b"/>
    </style:style>
    <style:style style:name="P90" style:family="paragraph" style:parent-style-name="Text_20_body" style:list-style-name="L14">
      <style:text-properties style:font-name="Liberation Sans1" officeooo:rsid="001e1c4b"/>
    </style:style>
    <style:style style:name="P91" style:family="paragraph" style:parent-style-name="Text_20_body">
      <style:text-properties style:font-name="Liberation Sans1" fo:font-weight="bold" officeooo:rsid="010bddd9" officeooo:paragraph-rsid="010bddd9" style:font-weight-asian="bold" style:font-weight-complex="bold"/>
    </style:style>
    <style:style style:name="P92" style:family="paragraph" style:parent-style-name="Text_20_body" style:list-style-name="L15">
      <style:text-properties style:font-name="Liberation Sans1" officeooo:rsid="001e1c4b"/>
    </style:style>
    <style:style style:name="P93" style:family="paragraph" style:parent-style-name="Text_20_body">
      <style:text-properties style:font-name="Liberation Sans1" fo:font-weight="bold" officeooo:rsid="001e1c4b" style:font-weight-asian="bold" style:font-weight-complex="bold"/>
    </style:style>
    <style:style style:name="P94" style:family="paragraph" style:parent-style-name="Text_20_body">
      <style:text-properties style:font-name="Liberation Sans1" officeooo:rsid="001e1c4b"/>
    </style:style>
    <style:style style:name="P95" style:family="paragraph" style:parent-style-name="Text_20_body">
      <style:text-properties style:font-name="Liberation Sans1" officeooo:rsid="001e1c4b" officeooo:paragraph-rsid="002e9f7c"/>
    </style:style>
    <style:style style:name="P96" style:family="paragraph" style:parent-style-name="Heading_20_1">
      <style:text-properties officeooo:rsid="005f942d" officeooo:paragraph-rsid="005f942d"/>
    </style:style>
    <style:style style:name="P97" style:family="paragraph" style:parent-style-name="Standard">
      <style:text-properties style:font-name="Liberation Sans1" fo:font-weight="bold" officeooo:rsid="00497bc5" officeooo:paragraph-rsid="005f942d"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Frame_20_contents">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99" style:family="paragraph" style:parent-style-name="Standard">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100" style:family="paragraph" style:parent-style-name="Standard">
      <style:text-properties officeooo:paragraph-rsid="00561c4d"/>
    </style:style>
    <style:style style:name="P101" style:family="paragraph" style:parent-style-name="Standard">
      <style:text-properties style:font-name="Liberation Mono" fo:font-size="8pt" fo:font-weight="bold" officeooo:rsid="004aa61d" officeooo:paragraph-rsid="00561c4d" style:font-size-asian="8pt" style:font-style-asian="normal" style:font-weight-asian="bold" style:font-size-complex="8pt" style:font-style-complex="normal" style:font-weight-complex="bold" style:text-overline-style="none" style:text-overline-color="font-color"/>
    </style:style>
    <style:style style:name="P102" style:family="paragraph" style:parent-style-name="Standard">
      <style:text-properties style:font-name="Liberation Mono1" fo:font-size="9pt" fo:font-weight="bold" style:font-size-asian="9pt" style:font-weight-asian="bold" style:font-size-complex="9pt" style:font-style-complex="normal" style:font-weight-complex="bold"/>
    </style:style>
    <style:style style:name="P103" style:family="paragraph" style:parent-style-name="Standard">
      <style:text-properties style:font-name="Liberation Mono1" fo:font-size="6pt" fo:font-weight="bold" style:font-size-asian="5.25pt" style:font-weight-asian="bold" style:font-size-complex="6pt" style:font-style-complex="normal" style:font-weight-complex="bold"/>
    </style:style>
    <style:style style:name="P104" style:family="paragraph" style:parent-style-name="Standard">
      <style:text-properties style:font-name="0" fo:font-size="6pt" fo:font-style="normal" fo:font-weight="bold" style:font-size-asian="5.25pt" style:font-style-asian="normal" style:font-weight-asian="bold" style:font-size-complex="6pt" style:font-style-complex="normal" style:font-weight-complex="bold"/>
    </style:style>
    <style:style style:name="P105" style:family="paragraph" style:parent-style-name="Standard">
      <style:text-properties officeooo:paragraph-rsid="00a2dc26"/>
    </style:style>
    <style:style style:name="P106" style:family="paragraph" style:parent-style-name="Standard">
      <style:text-properties officeooo:paragraph-rsid="00d435c3"/>
    </style:style>
    <style:style style:name="P107" style:family="paragraph" style:parent-style-name="Standard">
      <style:text-properties style:font-name="Liberation Mono" fo:font-size="8pt" fo:font-weight="bold" officeooo:paragraph-rsid="005e9cdd" style:font-size-asian="8pt" style:font-weight-asian="bold" style:font-size-complex="8pt" style:font-style-complex="normal" style:font-weight-complex="bold"/>
    </style:style>
    <style:style style:name="P108" style:family="paragraph" style:parent-style-name="Standard">
      <style:text-properties style:font-name="Liberation Sans" officeooo:rsid="004aa61d" officeooo:paragraph-rsid="005e9cdd"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paragraph-properties fo:line-height="115%"/>
      <style:text-properties style:font-name="Liberation Sans"/>
    </style:style>
    <style:style style:name="P110" style:family="paragraph" style:parent-style-name="Heading_20_2">
      <style:text-properties officeooo:rsid="00e15a91" officeooo:paragraph-rsid="00e15a91"/>
    </style:style>
    <style:style style:name="P111" style:family="paragraph" style:parent-style-name="Text_20_body">
      <style:text-properties officeooo:rsid="0096adcc"/>
    </style:style>
    <style:style style:name="T1" style:family="text">
      <style:text-properties officeooo:rsid="006c48aa"/>
    </style:style>
    <style:style style:name="T2" style:family="text">
      <style:text-properties fo:font-weight="bold" style:font-weight-asian="bold" style:font-weight-complex="bold"/>
    </style:style>
    <style:style style:name="T3" style:family="text">
      <style:text-properties officeooo:rsid="006a8653"/>
    </style:style>
    <style:style style:name="T4" style:family="text">
      <style:text-properties fo:font-size="9pt" fo:font-weight="bold" style:font-size-asian="9pt" style:font-weight-asian="bold" style:font-size-complex="9pt" style:font-weight-complex="bold"/>
    </style:style>
    <style:style style:name="T5" style:family="text">
      <style:text-properties officeooo:rsid="0023ee27"/>
    </style:style>
    <style:style style:name="T6" style:family="text">
      <style:text-properties style:font-name="Liberation Sans1"/>
    </style:style>
    <style:style style:name="T7" style:family="text">
      <style:text-properties officeooo:rsid="004283ed"/>
    </style:style>
    <style:style style:name="T8" style:family="text">
      <style:text-properties officeooo:rsid="0043e2bd"/>
    </style:style>
    <style:style style:name="T9" style:family="text">
      <style:text-properties officeooo:rsid="004fc5b6"/>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officeooo:rsid="00380f74"/>
    </style:style>
    <style:style style:name="T12" style:family="text">
      <style:text-properties officeooo:rsid="002a1425"/>
    </style:style>
    <style:style style:name="T13" style:family="text">
      <style:text-properties officeooo:rsid="002b05c7"/>
    </style:style>
    <style:style style:name="T14" style:family="text">
      <style:text-properties fo:font-variant="normal" fo:text-transform="none" fo:color="#0a0a0a" loext:opacity="100%" fo:font-size="12pt" fo:letter-spacing="normal" fo:font-style="normal" fo:font-weight="normal"/>
    </style:style>
    <style:style style:name="T15" style:family="text">
      <style:text-properties fo:font-variant="normal" fo:text-transform="none" fo:color="#0a0a0a" loext:opacity="100%" fo:letter-spacing="normal"/>
    </style:style>
    <style:style style:name="T16" style:family="text">
      <style:text-properties style:font-name="Liberation Sans1" officeooo:rsid="0056a2c9"/>
    </style:style>
    <style:style style:name="T17" style:family="text">
      <style:text-properties officeooo:rsid="002bca0c"/>
    </style:style>
    <style:style style:name="T18" style:family="text">
      <style:text-properties fo:font-weight="bold"/>
    </style:style>
    <style:style style:name="T19" style:family="text">
      <style:text-properties officeooo:rsid="00ebfdc7"/>
    </style:style>
    <style:style style:name="T20" style:family="text">
      <style:text-properties officeooo:rsid="00d81cd9"/>
    </style:style>
    <style:style style:name="T21" style:family="text">
      <style:text-properties officeooo:rsid="00b53adb"/>
    </style:style>
    <style:style style:name="T22" style:family="text">
      <style:text-properties officeooo:rsid="0107596b"/>
    </style:style>
    <style:style style:name="T23" style:family="text">
      <style:text-properties officeooo:rsid="00f60622"/>
    </style:style>
    <style:style style:name="T24" style:family="text">
      <style:text-properties fo:font-family="monospace"/>
    </style:style>
    <style:style style:name="T25" style:family="text">
      <style:text-properties officeooo:rsid="00b4fa12"/>
    </style:style>
    <style:style style:name="T26" style:family="text">
      <style:text-properties officeooo:rsid="00c76071"/>
    </style:style>
    <style:style style:name="T27" style:family="text">
      <style:text-properties fo:color="#cccccc" loext:opacity="100%" style:font-name="Droid Sans Mono" fo:font-size="15pt" fo:font-weight="normal" fo:background-color="#1f1f1f" loext:char-shading-value="0"/>
    </style:style>
    <style:style style:name="T28" style:family="text">
      <style:text-properties fo:font-variant="normal" fo:text-transform="none" fo:color="#e2dfdb" loext:opacity="100%" fo:letter-spacing="normal"/>
    </style:style>
    <style:style style:name="T29" style:family="text">
      <style:text-properties fo:font-variant="normal" fo:text-transform="none" fo:color="#e2dfdb" loext:opacity="100%" fo:font-size="10.5pt" fo:letter-spacing="normal" fo:font-style="normal" fo:font-weight="normal"/>
    </style:style>
    <style:style style:name="T30" style:family="text">
      <style:text-properties style:font-name="Liberation Sans1" officeooo:rsid="002bca0c"/>
    </style:style>
    <style:style style:name="T31" style:family="text">
      <style:text-properties style:font-name="Liberation Sans1" officeooo:rsid="00aa9ce0"/>
    </style:style>
    <style:style style:name="T32" style:family="text">
      <style:text-properties style:font-name="Liberation Sans1" officeooo:rsid="00adc6fd"/>
    </style:style>
    <style:style style:name="T33" style:family="text">
      <style:text-properties style:font-name="Liberation Sans1" officeooo:rsid="00b525d8"/>
    </style:style>
    <style:style style:name="T34" style:family="text">
      <style:text-properties style:font-name="Liberation Sans1" fo:font-weight="bold" style:font-weight-asian="bold" style:font-weight-complex="bold"/>
    </style:style>
    <style:style style:name="T35" style:family="text">
      <style:text-properties officeooo:rsid="00b525d8"/>
    </style:style>
    <style:style style:name="T36" style:family="text">
      <style:text-properties officeooo:rsid="00e04a06"/>
    </style:style>
    <style:style style:name="T37" style:family="text">
      <style:text-properties officeooo:rsid="00adc6fd"/>
    </style:style>
    <style:style style:name="T38" style:family="text">
      <style:text-properties officeooo:rsid="00afb568"/>
    </style:style>
    <style:style style:name="T39" style:family="text">
      <style:text-properties officeooo:rsid="00ebba40"/>
    </style:style>
    <style:style style:name="T40" style:family="text">
      <style:text-properties officeooo:rsid="010935b6"/>
    </style:style>
    <style:style style:name="T41" style:family="text">
      <style:text-properties style:font-name="Liberation Sans1" officeooo:rsid="00ecd32e"/>
    </style:style>
    <style:style style:name="T42" style:family="text">
      <style:text-properties officeooo:rsid="00ecd32e"/>
    </style:style>
    <style:style style:name="T43" style:family="text">
      <style:text-properties officeooo:rsid="00e9d657"/>
    </style:style>
    <style:style style:name="T44" style:family="text">
      <style:text-properties officeooo:rsid="00f84414"/>
    </style:style>
    <style:style style:name="T45" style:family="text">
      <style:text-properties officeooo:rsid="00f225f1"/>
    </style:style>
    <style:style style:name="T46" style:family="text">
      <style:text-properties officeooo:rsid="005f942d"/>
    </style:style>
    <style:style style:name="T47" style:family="text">
      <style:text-properties style:font-name="Liberation Mono" fo:font-size="8pt" fo:font-weight="bold" officeooo:rsid="00497bc5" style:font-size-asian="8pt" style:font-style-asian="normal" style:font-weight-asian="bold" style:font-size-complex="8pt" style:font-style-complex="normal" style:font-weight-complex="bold" style:text-overline-style="none" style:text-overline-color="font-color"/>
    </style:style>
    <style:style style:name="T48" style:family="text">
      <style:text-properties style:font-name="Liberation Mono" fo:font-size="8pt" fo:font-weight="bold" officeooo:rsid="005e9cdd" style:font-size-asian="8pt" style:font-style-asian="normal" style:font-weight-asian="bold" style:font-size-complex="8pt" style:font-style-complex="normal" style:font-weight-complex="bold" style:text-overline-style="none" style:text-overline-color="font-color"/>
    </style:style>
    <style:style style:name="T49" style:family="text">
      <style:text-properties style:font-name="Liberation Mono1" fo:font-size="9pt" fo:font-style="normal" fo:font-weight="normal" style:font-size-asian="9pt" style:font-style-asian="normal" style:font-weight-asian="normal" style:font-size-complex="9pt" style:font-style-complex="normal" style:font-weight-complex="normal"/>
    </style:style>
    <style:style style:name="T50" style:family="text">
      <style:text-properties style:font-name="Liberation Mono1" fo:font-size="6pt" fo:font-style="normal" fo:font-weight="normal" style:font-size-asian="5.25pt" style:font-style-asian="normal" style:font-weight-asian="normal" style:font-size-complex="6pt" style:font-style-complex="normal" style:font-weight-complex="normal"/>
    </style:style>
    <style:style style:name="T51" style:family="text">
      <style:text-properties style:font-name="0" fo:font-style="normal" fo:font-weight="normal" style:font-style-asian="normal" style:font-weight-asian="normal" style:font-style-complex="normal" style:font-weight-complex="normal"/>
    </style:style>
    <style:style style:name="T52" style:family="text">
      <style:text-properties fo:font-size="9pt" fo:font-weight="bold" style:font-size-asian="9pt" style:font-weight-asian="bold" style:font-size-complex="9pt" style:font-style-complex="normal" style:font-weight-complex="bold"/>
    </style:style>
    <style:style style:name="T53" style:family="text">
      <style:text-properties style:font-name="0" fo:font-size="6pt" fo:font-style="normal" fo:font-weight="normal" style:font-size-asian="5.25pt" style:font-style-asian="normal" style:font-weight-asian="normal" style:font-size-complex="6pt" style:font-style-complex="normal" style:font-weight-complex="normal"/>
    </style:style>
    <style:style style:name="T54" style:family="text">
      <style:text-properties fo:font-size="6pt" fo:font-weight="bold" style:font-size-asian="5.25pt" style:font-weight-asian="bold" style:font-size-complex="6pt" style:font-style-complex="normal" style:font-weight-complex="bold"/>
    </style:style>
    <style:style style:name="T55" style:family="text">
      <style:text-properties fo:font-size="9pt" fo:font-weight="bold" officeooo:rsid="00a229ee" style:font-size-asian="9pt" style:font-weight-asian="bold" style:font-size-complex="9pt" style:font-style-complex="normal" style:font-weight-complex="bold"/>
    </style:style>
    <style:style style:name="T56" style:family="text">
      <style:text-properties fo:font-size="9pt" fo:font-weight="bold" officeooo:rsid="00d745fa" style:font-size-asian="9pt" style:font-weight-asian="bold" style:font-size-complex="9pt" style:font-style-complex="normal" style:font-weight-complex="bold"/>
    </style:style>
    <style:style style:name="T57" style:family="text">
      <style:text-properties style:font-name="Liberation Serif"/>
    </style:style>
    <style:style style:name="T58" style:family="text">
      <style:text-properties fo:font-size="9pt" fo:font-weight="bold" officeooo:rsid="00a2dc26" style:font-size-asian="9pt" style:font-weight-asian="bold" style:font-size-complex="9pt" style:font-style-complex="normal" style:font-weight-complex="bold"/>
    </style:style>
    <style:style style:name="T59" style:family="text">
      <style:text-properties fo:font-size="9pt" fo:font-weight="bold" officeooo:rsid="00d435c3" style:font-size-asian="9pt" style:font-weight-asian="bold" style:font-size-complex="9pt" style:font-style-complex="normal" style:font-weight-complex="bold"/>
    </style:style>
    <style:style style:name="T60" style:family="text">
      <style:text-properties style:font-name="Liberation Sans" fo:font-style="normal" fo:font-weight="normal" style:font-style-asian="normal" style:font-weight-asian="normal" style:font-style-complex="normal" style:font-weight-complex="normal"/>
    </style:style>
    <style:style style:name="T61" style:family="text">
      <style:text-properties style:font-name="Liberation Mono" fo:font-size="8pt" fo:font-weight="bold" style:font-size-asian="8pt" style:font-weight-asian="bold" style:font-size-complex="8pt" style:font-weight-complex="bold"/>
    </style:style>
    <style:style style:name="T62" style:family="text">
      <style:text-properties style:font-name="Liberation Sans"/>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fo:padding="0.0591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ero-Trust Virtual Data Cent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Table of Contents</text:p>
          </text:index-title>
          <text:p text:style-name="P2"><text:a xlink:type="simple" xlink:href="#__RefHeading___Toc1_1983718479" office:name="About" text:style-name="Index_20_Link" text:visited-style-name="Index_20_Link">About<text:tab/>3</text:a></text:p>
          <text:p text:style-name="P2"><text:a xlink:type="simple" xlink:href="#__RefHeading___Toc57_1983718479" office:name="Project Objectives" text:style-name="Index_20_Link" text:visited-style-name="Index_20_Link">Project Objectives<text:tab/>3</text:a></text:p>
          <text:p text:style-name="P2"><text:a xlink:type="simple" xlink:href="#__RefHeading___Toc171_1983718479" office:name="Tech Stack" text:style-name="Index_20_Link" text:visited-style-name="Index_20_Link">Tech Stack<text:tab/>3</text:a></text:p>
          <text:p text:style-name="P2"><text:a xlink:type="simple" xlink:href="#__RefHeading___Toc173_1983718479" office:name="Layer 1: Virtualization &amp; Network Foundation" text:style-name="Index_20_Link" text:visited-style-name="Index_20_Link">Layer 1: Virtualization &amp; Network Foundation<text:tab/>4</text:a></text:p>
          <text:p text:style-name="P3"><text:a xlink:type="simple" xlink:href="#__RefHeading___Toc175_1983718479" office:name="Layer 1A: Host System (Rocky Linux)" text:style-name="Index_20_Link" text:visited-style-name="Index_20_Link">Layer 1A: Host System (Rocky Linux)<text:tab/>4</text:a></text:p>
          <text:p text:style-name="P4"><text:a xlink:type="simple" xlink:href="#__RefHeading___Toc177_1983718479%20Copy%201" office:name="System Update &amp; Essential Virtualization Packages" text:style-name="Index_20_Link" text:visited-style-name="Index_20_Link">System Update &amp; Essential Virtualization Packages<text:tab/>4</text:a></text:p>
          <text:p text:style-name="P4"><text:a xlink:type="simple" xlink:href="#__RefHeading___Toc179_1983718479%20Copy%201" office:name="Virtualization Capability &amp; Hypervisor Validation" text:style-name="Index_20_Link" text:visited-style-name="Index_20_Link">Virtualization Capability &amp; Hypervisor Validation<text:tab/>4</text:a></text:p>
          <text:p text:style-name="P4"><text:a xlink:type="simple" xlink:href="#__RefHeading___Toc181_1983718479%20Copy%201" office:name="Libvirt Service Enablement" text:style-name="Index_20_Link" text:visited-style-name="Index_20_Link">Libvirt Service Enablement<text:tab/>4</text:a></text:p>
          <text:p text:style-name="P4"><text:a xlink:type="simple" xlink:href="#__RefHeading___Toc183_1983718479%20Copy%201" office:name="Host-Level Security Hardening" text:style-name="Index_20_Link" text:visited-style-name="Index_20_Link">Host-Level Security Hardening<text:tab/>4</text:a></text:p>
          <text:p text:style-name="P4"><text:a xlink:type="simple" xlink:href="#__RefHeading___Toc185_1983718479%20Copy%201" office:name="User Permissions &amp; Libvirt Access Control" text:style-name="Index_20_Link" text:visited-style-name="Index_20_Link">User Permissions &amp; Libvirt Access Control<text:tab/>4</text:a></text:p>
          <text:p text:style-name="P3"><text:a xlink:type="simple" xlink:href="#__RefHeading___Toc947_3083391142" office:name="Layer 1B: Network Segmentation" text:style-name="Index_20_Link" text:visited-style-name="Index_20_Link">Layer 1B: Network Segmentation<text:tab/>5</text:a></text:p>
          <text:p text:style-name="P3"><text:a xlink:type="simple" xlink:href="#__RefHeading___Toc187_1983718479" office:name="Layer 1C : Topology Design" text:style-name="Index_20_Link" text:visited-style-name="Index_20_Link">Layer 1C : Topology Design<text:tab/>5</text:a></text:p>
          <text:p text:style-name="P4"><text:a xlink:type="simple" xlink:href="#__RefHeading___Toc191_1983718479" office:name="Zone-to-Zone Access Matrix (Logical)" text:style-name="Index_20_Link" text:visited-style-name="Index_20_Link">Zone-to-Zone Access Matrix (Logical)<text:tab/>5</text:a></text:p>
          <text:p text:style-name="P3"><text:a xlink:type="simple" xlink:href="#__RefHeading___Toc187_1983718479%20Copy%201" office:name="Layer 1D : Firewall Configuration" text:style-name="Index_20_Link" text:visited-style-name="Index_20_Link">Layer 1D : Firewall Configuration<text:tab/>6</text:a></text:p>
          <text:p text:style-name="P2"><text:a xlink:type="simple" xlink:href="#__RefHeading___Toc193_1983718479" office:name="Layer 2: Core Infrastructure Services" text:style-name="Index_20_Link" text:visited-style-name="Index_20_Link">Layer 2: Core Infrastructure Services<text:tab/>7</text:a></text:p>
          <text:p text:style-name="P3"><text:a xlink:type="simple" xlink:href="#__RefHeading___Toc1484_3083391142" office:name="Layer 2A: DHCP" text:style-name="Index_20_Link" text:visited-style-name="Index_20_Link">Layer 2A: DHCP<text:tab/>7</text:a></text:p>
          <text:p text:style-name="P4"><text:a xlink:type="simple" xlink:href="#__RefHeading___Toc1990_671595741" office:name="pfSense Configuration Directive" text:style-name="Index_20_Link" text:visited-style-name="Index_20_Link">pfSense Configuration Directive<text:tab/>7</text:a></text:p>
          <text:p text:style-name="P3"><text:a xlink:type="simple" xlink:href="#__RefHeading___Toc1988_2071374926" office:name="Layer 2B: FreeIPA DNS Server Setup and Record Configuration" text:style-name="Index_20_Link" text:visited-style-name="Index_20_Link">Layer 2B: FreeIPA DNS Server Setup and Record Configuration<text:tab/>8</text:a></text:p>
          <text:p text:style-name="P3"><text:a xlink:type="simple" xlink:href="#__RefHeading___Toc1486_3083391142" office:name="Layer 2D: Time Sync" text:style-name="Index_20_Link" text:visited-style-name="Index_20_Link">Layer 2D: Time Sync<text:tab/>9</text:a></text:p>
          <text:p text:style-name="P2"><text:a xlink:type="simple" xlink:href="#__RefHeading___Toc195_1983718479" office:name="Layer 3: Identity &amp; Access Management (IAM)" text:style-name="Index_20_Link" text:visited-style-name="Index_20_Link">Layer 3: Identity &amp; Access Management (IAM)<text:tab/>9</text:a></text:p>
          <text:p text:style-name="P3"><text:a xlink:type="simple" xlink:href="#__RefHeading___Toc1990_2071374926" office:name="Layer 3A: FreeIPA Deployment" text:style-name="Index_20_Link" text:visited-style-name="Index_20_Link">Layer 3A: FreeIPA Deployment<text:tab/>9</text:a></text:p>
          <text:p text:style-name="P4"><text:a xlink:type="simple" xlink:href="#__RefHeading___Toc2079_225822118" office:name="Firewall Configuration" text:style-name="Index_20_Link" text:visited-style-name="Index_20_Link">Firewall Configuration<text:tab/>9</text:a></text:p>
          <text:p text:style-name="P3"><text:a xlink:type="simple" xlink:href="#__RefHeading___Toc1490_3083391142" office:name="Layer 3B: Access Control" text:style-name="Index_20_Link" text:visited-style-name="Index_20_Link">Layer 3B: Access Control<text:tab/>9</text:a></text:p>
          <text:p text:style-name="P3"><text:a xlink:type="simple" xlink:href="#__RefHeading___Toc1492_3083391142" office:name="Layer 3C: Client Integration" text:style-name="Index_20_Link" text:visited-style-name="Index_20_Link">Layer 3C: Client Integration<text:tab/>9</text:a></text:p>
          <text:p text:style-name="P2"><text:a xlink:type="simple" xlink:href="#__RefHeading___Toc1494_3083391142" office:name="Layer 4: Defensive Security &amp; Traffic Management" text:style-name="Index_20_Link" text:visited-style-name="Index_20_Link">Layer 4: Defensive Security &amp; Traffic Management<text:tab/>9</text:a></text:p>
          <text:p text:style-name="P3"><text:a xlink:type="simple" xlink:href="#__RefHeading___Toc1496_3083391142" office:name="Layer 4A: Edge Security" text:style-name="Index_20_Link" text:visited-style-name="Index_20_Link">Layer 4A: Edge Security<text:tab/>9</text:a></text:p>
          <text:p text:style-name="P3"><text:a xlink:type="simple" xlink:href="#__RefHeading___Toc2081_225822118" office:name="Layer 4B: Network Security SURICATA" text:style-name="Index_20_Link" text:visited-style-name="Index_20_Link">Layer 4B: Network Security SURICATA<text:tab/>10</text:a></text:p>
          <text:p text:style-name="P3"><text:a xlink:type="simple" xlink:href="#__RefHeading___Toc1482_3083391142" office:name="Layer 4C: Secure Entry" text:style-name="Index_20_Link" text:visited-style-name="Index_20_Link">Layer 4C: Secure Entry<text:tab/>10</text:a></text:p>
          <text:p text:style-name="P4"><text:a xlink:type="simple" xlink:href="#__RefHeading___Toc2208_2703566931" office:name="SQUID Proxy Installation Configuration" text:style-name="Index_20_Link" text:visited-style-name="Index_20_Link">SQUID Proxy Installation Configuration<text:tab/>10</text:a></text:p>
          <text:p text:style-name="P4"><text:a xlink:type="simple" xlink:href="#__RefHeading___Toc2083_225822118" office:name="WIREGUARD (VPN to Jump Server)" text:style-name="Index_20_Link" text:visited-style-name="Index_20_Link">WIREGUARD (VPN to Jump Server)<text:tab/>11</text:a></text:p>
          <text:p text:style-name="P2"><text:a xlink:type="simple" xlink:href="#__RefHeading___Toc1500_3083391142" office:name="Layer 5: Observability &amp; Incident Response" text:style-name="Index_20_Link" text:visited-style-name="Index_20_Link">Layer 5: Observability &amp; Incident Response<text:tab/>11</text:a></text:p>
          <text:p text:style-name="P2"><text:a xlink:type="simple" xlink:href="#__RefHeading___Toc1502_3083391142" office:name="Layer 5A: Centralized Logging" text:style-name="Index_20_Link" text:visited-style-name="Index_20_Link">Layer 5A: Centralized Logging<text:tab/>11</text:a></text:p>
          <text:p text:style-name="P3"><text:a xlink:type="simple" xlink:href="#__RefHeading___Toc1504_3083391142" office:name="Layer 5B: Health Monitoring" text:style-name="Index_20_Link" text:visited-style-name="Index_20_Link">Layer 5B: Health Monitoring<text:tab/>11</text:a></text:p>
          <text:p text:style-name="P3"><text:a xlink:type="simple" xlink:href="#__RefHeading___Toc1506_3083391142" office:name="Layer 5C: Service Availability" text:style-name="Index_20_Link" text:visited-style-name="Index_20_Link">Layer 5C: Service Availability<text:tab/>11</text:a></text:p>
          <text:p text:style-name="P2"><text:a xlink:type="simple" xlink:href="#__RefHeading___Toc1508_3083391142" office:name="Layer 6: Application &amp; Container Services" text:style-name="Index_20_Link" text:visited-style-name="Index_20_Link">Layer 6: Application &amp; Container Services<text:tab/>11</text:a></text:p>
          <text:p text:style-name="P3"><text:a xlink:type="simple" xlink:href="#__RefHeading___Toc1510_3083391142" office:name="Layer 6A: Service Tier" text:style-name="Index_20_Link" text:visited-style-name="Index_20_Link">Layer 6A: Service Tier<text:tab/>11</text:a></text:p>
          <text:p text:style-name="P3"><text:a xlink:type="simple" xlink:href="#__RefHeading___Toc1512_3083391142" office:name="Layer 6B: Containerization" text:style-name="Index_20_Link" text:visited-style-name="Index_20_Link">Layer 6B: Containerization<text:tab/>11</text:a></text:p>
          <text:p text:style-name="P3"><text:a xlink:type="simple" xlink:href="#__RefHeading___Toc1514_3083391142" office:name="Layer 6C: Secure Storage" text:style-name="Index_20_Link" text:visited-style-name="Index_20_Link">Layer 6C: Secure Storage<text:tab/>11</text:a></text:p>
          <text:p text:style-name="P2"><text:a xlink:type="simple" xlink:href="#__RefHeading___Toc1516_3083391142" office:name="Layer 7: Automation &amp; DevSecOps" text:style-name="Index_20_Link" text:visited-style-name="Index_20_Link">Layer 7: Automation &amp; DevSecOps<text:tab/>11</text:a></text:p>
          <text:p text:style-name="P3"><text:a xlink:type="simple" xlink:href="#__RefHeading___Toc1518_3083391142" office:name="Layer 7A: IaC with Ansible" text:style-name="Index_20_Link" text:visited-style-name="Index_20_Link">Layer 7A: IaC with Ansible<text:tab/>11</text:a></text:p>
          <text:p text:style-name="P3"><text:a xlink:type="simple" xlink:href="#__RefHeading___Toc1520_3083391142" office:name="Layer 7B: GitOps" text:style-name="Index_20_Link" text:visited-style-name="Index_20_Link">Layer 7B: GitOps<text:tab/>12</text:a></text:p>
          <text:p text:style-name="P3"><text:a xlink:type="simple" xlink:href="#__RefHeading___Toc1522_3083391142" office:name="Layer 7C: Backup &amp; Disaster Recovery" text:style-name="Index_20_Link" text:visited-style-name="Index_20_Link">Layer 7C: Backup &amp; Disaster Recovery<text:tab/>12</text:a></text:p>
          <text:p text:style-name="P2"><text:a xlink:type="simple" xlink:href="#__RefHeading___Toc2594_1497977652" office:name="APPENDIX" text:style-name="Index_20_Link" text:visited-style-name="Index_20_Link">APPENDIX<text:tab/>12</text:a></text:p>
          <text:p text:style-name="P3"><text:a xlink:type="simple" xlink:href="#__RefHeading___Toc2596_1497977652" office:name="A sanal makina dhcp ayarlari" text:style-name="Index_20_Link" text:visited-style-name="Index_20_Link">A sanal makina dhcp ayarlari<text:tab/>12</text:a></text:p>
        </text:index-body>
      </text:table-of-content>
      <text:p text:style-name="P5"/>
      <text:p text:style-name="P6"/>
      <text:p text:style-name="P5"/>
      <text:p text:style-name="P5"/>
      <text:p text:style-name="P5"/>
      <text:p text:style-name="P5"/>
      <text:h text:style-name="Heading_20_1" text:outline-level="1"><text:bookmark-start text:name="__RefHeading___Toc1_1983718479"/>About<text:bookmark-end text:name="__RefHeading___Toc1_1983718479"/></text:h>
      <text:p text:style-name="P7"/>
      <text:p text:style-name="P7">This project demonstrates the architecture and deployment of a hardened, enterprise-grade virtual data center built on KVM/QEMU. It focuses on the **Zero-Trust** security model, centralized identity management, automated configuration, and proactive monitoring.</text:p>
      <text:p text:style-name="P7"/>
      <text:p text:style-name="P8">```text</text:p>
      <text:p text:style-name="P8">├── README.md <text:s text:c="18"/># Main summary, diagrams, and quick look</text:p>
      <text:p text:style-name="P8">├── Documentation/ <text:s text:c="11"/># Detailed PDF and additional documents</text:p>
      <text:p text:style-name="P8">│ <text:s text:c="2"/>└── Project_Report.pdf</text:p>
      <text:p text:style-name="P8">├── Infrastructure/ <text:s text:c="14"/># Ansible playbooks or configurations</text:p>
      <text:p text:style-name="P8">├── Diagrams/ <text:s text:c="21"/># Original Mermaid or Draw.io files</text:p>
      <text:p text:style-name="P8">└── Screenshots/ <text:s text:c="16"/># Images used inside the README</text:p>
      <text:p text:style-name="P8">```</text:p>
      <text:p text:style-name="P7">"zerro trust data center " temali bir orofe hazirliyorum. tekinik dökümantasyon kisminda aciklamalar var. simdi sana bu dökümanin bir kismini verecegim. onla ilgili konusacagiz. önce verece gim kismi incele. Sonra ben sana direktifler verecegim. sorularimin disina cikma. <text:span text:style-name="T1">inisi</text:span>yatif kullanma. tahminde bulunma. onaylanmamis bilgi verme. Her promptta daha öncekileride göz önünde bulundurarak cevap ver. Dediklerimi anladinmi?</text:p>
      <text:p text:style-name="P7"/>
      <text:p text:style-name="Text_20_body"/>
      <text:h text:style-name="Heading_20_1" text:outline-level="1"><text:bookmark-start text:name="__RefHeading___Toc57_1983718479"/>Project Objectives<text:bookmark-end text:name="__RefHeading___Toc57_1983718479"/></text:h>
      <text:p text:style-name="P7"><text:span text:style-name="T2">Security Hardening:</text:span> Implementing multi-layer defense mechanisms (IDS/IPS, Firewalls, ACLs).</text:p>
      <text:p text:style-name="P7"><text:span text:style-name="T2">Identity &amp; Access Management (IAM):</text:span> Centralized authentication and granular authorization (RBAC/HBAC).</text:p>
      <text:p text:style-name="P7"><text:span text:style-name="T2">Observability:</text:span> Centralized logging and real-time monitoring for incident response.</text:p>
      <text:p text:style-name="P7"><text:span text:style-name="T2">Infrastructure as Code (IaC):</text:span> Automated deployment and configuration management.</text:p>
      <text:p text:style-name="P7"/>
      <text:p text:style-name="P7"/>
      <text:h text:style-name="Heading_20_1" text:outline-level="1"><text:bookmark-start text:name="__RefHeading___Toc171_1983718479"/>Tech Stack<text:bookmark-end text:name="__RefHeading___Toc171_1983718479"/></text:h>
      <text:p text:style-name="P7"><text:span text:style-name="T2">Virtualization:</text:span> KVM/QEMU, Libvirt, Virt-Manager (on Rocky Linux Host)</text:p>
      <text:p text:style-name="P7"><text:span text:style-name="T2">Identity:</text:span> FreeIPA (LDAP, Kerberos, DNS, PKI)</text:p>
      <text:p text:style-name="P7"><text:span text:style-name="T2">Security:</text:span> pfSense/OPNsense, Suricata (IDS/IPS), Nginx (Reverse Proxy)</text:p>
      <text:p text:style-name="P7"><text:span text:style-name="T2">Monitoring &amp; Logging:</text:span> Prometheus, Grafana, ELK Stack or Graylog</text:p>
      <text:p text:style-name="P7"><text:span text:style-name="T2">Automation &amp; DevSecOps:</text:span> Ansible, <text:span text:style-name="T3">Docker, Kubernetes</text:span> (Rootless Containers), Gitea (GitOps)</text:p>
      <text:p text:style-name="P7">BorgBackup / Restic</text:p>
      <text:p text:style-name="P7"/>
      <text:h text:style-name="Heading_20_1" text:outline-level="1"><text:bookmark-start text:name="__RefHeading___Toc173_1983718479"/><text:soft-page-break/>Layer 1: Virtualization &amp; Network Foundation<text:bookmark-end text:name="__RefHeading___Toc173_1983718479"/></text:h>
      <text:h text:style-name="Heading_20_2" text:outline-level="2"><text:bookmark-start text:name="__RefHeading___Toc175_1983718479"/>Layer 1A: Host System (Rocky Linux) <text:bookmark-end text:name="__RefHeading___Toc175_1983718479"/></text:h>
      <text:h text:style-name="Heading_20_3" text:outline-level="3"><text:bookmark-start text:name="__RefHeading___Toc177_1983718479 Copy 1"/>System Update &amp; Essential Virtualization Packages<text:bookmark-end text:name="__RefHeading___Toc177_1983718479 Copy 1"/></text:h>
      <text:p text:style-name="Preformatted_20_Text">```bash </text:p>
      <text:p text:style-name="Preformatted_20_Text"><text:s text:c="2"/>sudo dnf update -y</text:p>
      <text:p text:style-name="Preformatted_20_Text"><text:s text:c="2"/>sudo dnf install -y qemu-kvm libvirt virt-install libvirt-client</text:p>
      <text:p text:style-name="Preformatted_20_Text">```</text:p>
      <text:p text:style-name="Text_20_body"/>
      <text:h text:style-name="Heading_20_3" text:outline-level="3"><text:bookmark-start text:name="__RefHeading___Toc179_1983718479 Copy 1"/>Virtualization Capability &amp; Hypervisor Validation <text:bookmark-end text:name="__RefHeading___Toc179_1983718479 Copy 1"/></text:h>
      <text:p text:style-name="Preformatted_20_Text"/>
      <text:p text:style-name="P9">```bash <text:line-break/> lscpu | grep Virtualization # CPU virtualization support verification<text:line-break/> lsmod | grep kvm # KVM kernel module verification<text:line-break/> sudo virt-host-validate <text:s text:c="2"/>Libvirt and host virtualization validation<text:line-break/> ```</text:p>
      <text:h text:style-name="P10" text:outline-level="3"><text:bookmark-start text:name="__RefHeading___Toc181_1983718479 Copy 1"/>Libvirt Service Enablement<text:bookmark-end text:name="__RefHeading___Toc181_1983718479 Copy 1"/></text:h>
      <text:p text:style-name="Preformatted_20_Text"/>
      <text:p text:style-name="Preformatted_20_Text">``bash</text:p>
      <text:p text:style-name="Preformatted_20_Text"># Enable and start libvirt daemon:</text:p>
      <text:p text:style-name="Preformatted_20_Text">sudo systemctl enable --now libvirtd</text:p>
      <text:p text:style-name="Preformatted_20_Text">sudo systemctl status libvirtd</text:p>
      <text:p text:style-name="Preformatted_20_Text">sudo dnf install libguestfs-tools<text:line-break/></text:p>
      <text:p text:style-name="Preformatted_20_Text">```</text:p>
      <text:p text:style-name="P11"/>
      <text:h text:style-name="P10" text:outline-level="3"><text:bookmark-start text:name="__RefHeading___Toc183_1983718479 Copy 1"/>Host-Level Security Hardening<text:bookmark-end text:name="__RefHeading___Toc183_1983718479 Copy 1"/></text:h>
      <text:p text:style-name="P9">```bash<text:line-break/> getenforce # SELinux status verification and enforcemen<text:span text:style-name="T1">t</text:span><text:line-break/> <text:span text:style-name="T1">s</text:span>udo setenforce 1 <text:line-break/>```</text:p>
      <text:p text:style-name="P9"/>
      <text:p text:style-name="Preformatted_20_Text"># Edit SSH daemon configuration file (/etc/ssh/sshd_config):</text:p>
      <text:p text:style-name="Preformatted_20_Text">```yaml <text:line-break/> PermitRootLogin no <text:line-break/> PasswordAuthentication no<text:line-break/>```</text:p>
      <text:p text:style-name="P12"># Apply configuration changes</text:p>
      <text:p text:style-name="Preformatted_20_Text">`<text:span text:style-name="T4">``bash</text:span></text:p>
      <text:p text:style-name="Preformatted_20_Text">sudo systemctl restart sshd </text:p>
      <text:p text:style-name="Preformatted_20_Text">```</text:p>
      <text:p text:style-name="P11"/>
      <text:p text:style-name="P13"/>
      <text:h text:style-name="P14" text:outline-level="3"><text:bookmark-start text:name="__RefHeading___Toc185_1983718479 Copy 1"/>User Permissions &amp; Libvirt Access Control<text:bookmark-end text:name="__RefHeading___Toc185_1983718479 Copy 1"/></text:h>
      <text:p text:style-name="P15"><text:span text:style-name="Source_20_Text">``bash</text:span></text:p>
      <text:p text:style-name="P15"><text:span text:style-name="Source_20_Text"><text:s/>sudo usermod -aG libvirt $(whoami) # Add current user to libvirt group. Re-login required<text:line-break/> virsh list --all # Libvirt access verification:</text:span></text:p>
      <text:p text:style-name="Preformatted_20_Text"><text:s text:c="2"/>Id <text:s text:c="2"/>Name <text:s text:c="2"/>State <text:s text:c="5"/># Expected output format:</text:p>
      <text:p text:style-name="Preformatted_20_Text"><text:s text:c="2"/>--------------------</text:p>
      <text:p text:style-name="Preformatted_20_Text"><text:span text:style-name="Source_20_Text">```</text:span></text:p>
      <text:p text:style-name="P16"><text:bookmark-start text:name="__RefHeading___Toc185_1983718479 Copy 2"/><text:soft-page-break/></text:p>
      <text:h text:style-name="P17" text:outline-level="2"><text:bookmark-start text:name="__RefHeading___Toc947_3083391142"/><text:span text:style-name="T5">Layer </text:span>1B: Network Segmentation<text:bookmark-end text:name="__RefHeading___Toc947_3083391142"/></text:h>
      <text:p text:style-name="P18"/>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19">I<text:span text:style-name="T6">solation of MGMT, LAN, and DMZ zones.</text:span></text:p>
          </table:table-cell>
          <table:covered-table-cell/>
          <table:covered-table-cell/>
          <table:covered-table-cell/>
        </table:table-row>
        <table:table-row table:style-name="Table1.2">
          <table:table-cell table:style-name="Table1.A2" office:value-type="string">
            <text:p text:style-name="P20">Network <text:span text:style-name="T6">Zone</text:span> </text:p>
          </table:table-cell>
          <table:table-cell table:style-name="Table1.B2" office:value-type="string">
            <text:p text:style-name="P20">Purpose </text:p>
          </table:table-cell>
          <table:table-cell table:style-name="Table1.C2" office:value-type="string">
            <text:p text:style-name="P20"><text:s text:c="2"/></text:p>
          </table:table-cell>
          <table:table-cell table:style-name="Table1.D2" office:value-type="string">
            <text:p text:style-name="P20">Security Policy </text:p>
          </table:table-cell>
        </table:table-row>
        <table:table-row table:style-name="Table1.2">
          <table:table-cell table:style-name="Table1.A2" office:value-type="string">
            <text:p text:style-name="P21">MGMT</text:p>
            <text:p text:style-name="P21">10.0.10.0/24</text:p>
          </table:table-cell>
          <table:table-cell table:style-name="Table1.B3" office:value-type="string">
            <text:p text:style-name="P21">Core Infrastructure </text:p>
          </table:table-cell>
          <table:table-cell table:style-name="Table1.C3" office:value-type="string">
            <text:p text:style-name="P22">FreeIPA, DNS,, Ansible,</text:p>
            <text:p text:style-name="P23"><text:span text:style-name="Strong_20_Emphasis"><text:span text:style-name="T4">Jump Host (Bastion)</text:span></text:span></text:p>
          </table:table-cell>
          <table:table-cell table:style-name="Table1.D3" office:value-type="string">
            <text:p text:style-name="P21">Restricted: Only Admin access allowed </text:p>
          </table:table-cell>
        </table:table-row>
        <table:table-row table:style-name="Table1.2">
          <table:table-cell table:style-name="Table1.A2" office:value-type="string">
            <text:p text:style-name="P21">Corp_LAN</text:p>
            <text:p text:style-name="P21">10.0.20.0/24</text:p>
          </table:table-cell>
          <table:table-cell table:style-name="Table1.B4" office:value-type="string">
            <text:p text:style-name="P21">Corporate Workstations </text:p>
          </table:table-cell>
          <table:table-cell table:style-name="Table1.C4" office:value-type="string">
            <text:p text:style-name="P21">Fedora / Ubuntu</text:p>
          </table:table-cell>
          <table:table-cell table:style-name="Table1.D4" office:value-type="string">
            <text:p text:style-name="P21">Internal: Authorized employees only </text:p>
          </table:table-cell>
        </table:table-row>
        <table:table-row table:style-name="Table1.2">
          <table:table-cell table:style-name="Table1.A2" office:value-type="string">
            <text:p text:style-name="P21">DMZ (Frontend)</text:p>
            <text:p text:style-name="P21">10.0.30.0/24</text:p>
          </table:table-cell>
          <table:table-cell table:style-name="Table1.B5" office:value-type="string">
            <text:p text:style-name="P21">Customer Web Apps &amp; Reverse Proxies </text:p>
          </table:table-cell>
          <table:table-cell table:style-name="Table1.C5" office:value-type="string">
            <text:p text:style-name="P21">Nginx/HAProxy</text:p>
          </table:table-cell>
          <table:table-cell table:style-name="Table1.D5" office:value-type="string">
            <text:p text:style-name="P21">Untrusted: Exposed to public traffic </text:p>
          </table:table-cell>
        </table:table-row>
        <table:table-row table:style-name="Table1.2">
          <table:table-cell table:style-name="Table1.A2" office:value-type="string">
            <text:p text:style-name="P21">APP (Logic)</text:p>
            <text:p text:style-name="P21">10.0.40.0/24</text:p>
          </table:table-cell>
          <table:table-cell table:style-name="Table1.B6" office:value-type="string">
            <text:p text:style-name="P21">Application Logic &amp; K8s Nodes <text:s/></text:p>
          </table:table-cell>
          <table:table-cell table:style-name="Table1.C6" office:value-type="string">
            <text:p text:style-name="P21">K8s Nodes, API</text:p>
          </table:table-cell>
          <table:table-cell table:style-name="Table1.D6" office:value-type="string">
            <text:p text:style-name="P24">Restricted: Only DMZ requests and DB access permitted</text:p>
          </table:table-cell>
        </table:table-row>
        <table:table-row table:style-name="Table1.2">
          <table:table-cell table:style-name="Table1.A2" office:value-type="string">
            <text:p text:style-name="P21">DB Back<text:span text:style-name="T7">e</text:span>nd</text:p>
            <text:p text:style-name="P21">10.0.50.0/24</text:p>
          </table:table-cell>
          <table:table-cell table:style-name="Table1.B7" office:value-type="string">
            <text:p text:style-name="P21">Databases </text:p>
          </table:table-cell>
          <table:table-cell table:style-name="Table1.C7" office:value-type="string">
            <text:p text:style-name="P21">(MariaDB / PostgreSQL)</text:p>
          </table:table-cell>
          <table:table-cell table:style-name="Table1.D7" office:value-type="string">
            <text:p text:style-name="P21">Critical: No direct internet access</text:p>
          </table:table-cell>
        </table:table-row>
        <table:table-row table:style-name="Table1.2">
          <table:table-cell table:style-name="Table1.A2" office:value-type="string">
            <text:p text:style-name="P21">SEC (Ops) 10.0.60.0/24</text:p>
          </table:table-cell>
          <table:table-cell table:style-name="Table1.B8" office:value-type="string">
            <text:p text:style-name="P21">IDS/IPS &amp; Logging</text:p>
            <text:p text:style-name="P21"><text:s/>Monitoring &amp; Visualization </text:p>
          </table:table-cell>
          <table:table-cell table:style-name="Table1.C8" office:value-type="string">
            <text:p text:style-name="P22">Suricata / ELK</text:p>
            <text:p text:style-name="P22">Prometheus / Grafana</text:p>
          </table:table-cell>
          <table:table-cell table:style-name="Table1.D8" office:value-type="string">
            <text:p text:style-name="P24">Collects logs from all zones. Span Port access</text:p>
          </table:table-cell>
        </table:table-row>
        <table:table-row table:style-name="Table1.9">
          <table:table-cell table:style-name="Table1.A2" office:value-type="string">
            <text:p text:style-name="P25">GUEST</text:p>
            <text:p text:style-name="P25">10.0.70.0/24</text:p>
          </table:table-cell>
          <table:table-cell table:style-name="Table1.B9" office:value-type="string">
            <text:p text:style-name="P25">Unauthenticated Visitor Access <text:s/></text:p>
          </table:table-cell>
          <table:table-cell table:style-name="Table1.C9" office:value-type="string">
            <text:p text:style-name="P26">Isolated Devices</text:p>
          </table:table-cell>
          <table:table-cell table:style-name="Table1.D9" office:value-type="string">
            <text:p text:style-name="P26">Internet access only. No access to internal zones.</text:p>
          </table:table-cell>
        </table:table-row>
      </table:table>
      <text:p text:style-name="P7"/>
      <text:h text:style-name="Heading_20_2" text:outline-level="2"><text:bookmark-start text:name="__RefHeading___Toc187_1983718479"/>Layer 1C : Topology Design<text:bookmark-end text:name="__RefHeading___Toc187_1983718479"/></text:h>
      <text:p text:style-name="P7">Default rule: <text:span text:style-name="T2">DENY ALL – ALLOW explicitly per service, port, and direction</text:span></text:p>
      <text:p text:style-name="P7"/>
      <text:h text:style-name="Heading_20_3" text:outline-level="3"><text:bookmark-start text:name="__RefHeading___Toc191_1983718479"/>Zone-to-Zone Access Matrix (Logical)<text:bookmark-end text:name="__RefHeading___Toc191_1983718479"/></text:h>
      <text:p text:style-name="P7"/>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27">Infrastructure Services (MGMT as Provider<text:span text:style-name="T8">)</text:span></text:p>
          </table:table-cell>
          <table:covered-table-cell/>
          <table:covered-table-cell/>
          <table:covered-table-cell/>
        </table:table-row>
        <table:table-row table:style-name="Table2.1">
          <table:table-cell table:style-name="Table2.A2" office:value-type="string">
            <text:p text:style-name="P28">Source Zone</text:p>
          </table:table-cell>
          <table:table-cell table:style-name="Table2.A2" office:value-type="string">
            <text:p text:style-name="P28">Destination</text:p>
          </table:table-cell>
          <table:table-cell table:style-name="Table2.A2" office:value-type="string">
            <text:p text:style-name="P28">Service </text:p>
          </table:table-cell>
          <table:table-cell table:style-name="Table2.D2" office:value-type="string">
            <text:p text:style-name="P28">Protocol / Port</text:p>
          </table:table-cell>
        </table:table-row>
        <table:table-row table:style-name="Table2.1">
          <table:table-cell table:style-name="Table2.A2" office:value-type="string">
            <text:p text:style-name="P29">ALL Zones</text:p>
          </table:table-cell>
          <table:table-cell table:style-name="Table2.A2" office:value-type="string">
            <text:p text:style-name="P29">MGMT </text:p>
          </table:table-cell>
          <table:table-cell table:style-name="Table2.A2" office:value-type="string">
            <text:p text:style-name="P29">DHCP </text:p>
          </table:table-cell>
          <table:table-cell table:style-name="Table2.D2" office:value-type="string">
            <text:p text:style-name="P29">UDP 67/68</text:p>
          </table:table-cell>
        </table:table-row>
        <table:table-row table:style-name="Table2.1">
          <table:table-cell table:style-name="Table2.A2" office:value-type="string">
            <text:p text:style-name="P29">ALL Zones</text:p>
          </table:table-cell>
          <table:table-cell table:style-name="Table2.A2" office:value-type="string">
            <text:p text:style-name="P29">MGMT <text:s/></text:p>
          </table:table-cell>
          <table:table-cell table:style-name="Table2.A2" office:value-type="string">
            <text:p text:style-name="P29">DNS </text:p>
          </table:table-cell>
          <table:table-cell table:style-name="Table2.D2" office:value-type="string">
            <text:p text:style-name="P29">TCP/UDP 53</text:p>
          </table:table-cell>
        </table:table-row>
        <table:table-row table:style-name="Table2.1">
          <table:table-cell table:style-name="Table2.A2" office:value-type="string">
            <text:p text:style-name="P29"><text:span text:style-name="T9">Corp</text:span>LAN, APP, SEC</text:p>
          </table:table-cell>
          <table:table-cell table:style-name="Table2.A2" office:value-type="string">
            <text:p text:style-name="P29">MGMT</text:p>
          </table:table-cell>
          <table:table-cell table:style-name="Table2.A2" office:value-type="string">
            <text:p text:style-name="P29">FreeIPA <text:s/></text:p>
          </table:table-cell>
          <table:table-cell table:style-name="Table2.D2" office:value-type="string">
            <text:p text:style-name="P29">TCP/UDP 389, 636, 88, 464</text:p>
          </table:table-cell>
        </table:table-row>
        <table:table-row table:style-name="Table2.1">
          <table:table-cell table:style-name="Table2.A2" office:value-type="string">
            <text:p text:style-name="P29">MGMT</text:p>
          </table:table-cell>
          <table:table-cell table:style-name="Table2.A2" office:value-type="string">
            <text:p text:style-name="P29">ANY</text:p>
          </table:table-cell>
          <table:table-cell table:style-name="Table2.A2" office:value-type="string">
            <text:p text:style-name="P29">DENY </text:p>
          </table:table-cell>
          <table:table-cell table:style-name="Table2.D2" office:value-type="string">
            <text:p text:style-name="P30"/>
          </table:table-cell>
        </table:table-row>
      </table:table>
      <text:p text:style-name="P7"/>
      <text:p text:style-name="P7"/>
      <text:p text:style-name="P7"><text:span text:style-name="T10"/></text:p>
      <table:table table:name="Table3" table:style-name="Table3" table:template-name="Default Style">
        <table:table-column table:style-name="Table3.A"/>
        <table:table-column table:style-name="Table3.B"/>
        <table:table-column table:style-name="Table3.C"/>
        <table:table-row table:style-name="Table3.1">
          <table:table-cell table:style-name="Table3.A1" table:number-columns-spanned="3" office:value-type="string">
            <text:p text:style-name="P31">Application and Data Flow</text:p>
          </table:table-cell>
          <table:covered-table-cell/>
          <table:covered-table-cell/>
        </table:table-row>
        <table:table-row table:style-name="Table3.1">
          <table:table-cell table:style-name="Table3.A2" office:value-type="string">
            <text:p text:style-name="P28">Source </text:p>
          </table:table-cell>
          <table:table-cell table:style-name="Table3.A2" office:value-type="string">
            <text:p text:style-name="P28">Destination </text:p>
          </table:table-cell>
          <table:table-cell table:style-name="Table3.A1" office:value-type="string">
            <text:p text:style-name="P28"><text:s text:c="2"/>Service <text:s text:c="2"/></text:p>
          </table:table-cell>
        </table:table-row>
        <table:table-row table:style-name="Table3.1">
          <table:table-cell table:style-name="Table3.A3" office:value-type="string">
            <text:p text:style-name="P32"><text:s/><text:span text:style-name="T9">Corp</text:span>LAN </text:p>
          </table:table-cell>
          <table:table-cell table:style-name="Table3.A3" office:value-type="string">
            <text:p text:style-name="P32">DMZ <text:s/></text:p>
          </table:table-cell>
          <table:table-cell table:style-name="Table3.C3" office:value-type="string">
            <text:p text:style-name="P32">HTTP / HTTPS <text:s/></text:p>
          </table:table-cell>
        </table:table-row>
        <table:table-row table:style-name="Table3.1">
          <table:table-cell table:style-name="Table3.A3" office:value-type="string">
            <text:p text:style-name="P32"><text:s/>DMZ </text:p>
          </table:table-cell>
          <table:table-cell table:style-name="Table3.A3" office:value-type="string">
            <text:p text:style-name="P32"><text:s/>APP</text:p>
          </table:table-cell>
          <table:table-cell table:style-name="Table3.C3" office:value-type="string">
            <text:p text:style-name="P32">Application-specific port</text:p>
          </table:table-cell>
        </table:table-row>
        <table:table-row table:style-name="Table3.1">
          <table:table-cell table:style-name="Table3.A3" office:value-type="string">
            <text:p text:style-name="P32"><text:s/>APP </text:p>
          </table:table-cell>
          <table:table-cell table:style-name="Table3.A3" office:value-type="string">
            <text:p text:style-name="P32"><text:s/>DB </text:p>
          </table:table-cell>
          <table:table-cell table:style-name="Table3.C3" office:value-type="string">
            <text:p text:style-name="P32">Database ports onl<text:span text:style-name="T11">y</text:span></text:p>
          </table:table-cell>
        </table:table-row>
        <table:table-row table:style-name="Table3.1">
          <table:table-cell table:style-name="Table3.A2" office:value-type="string">
            <text:p text:style-name="P29">ANY </text:p>
          </table:table-cell>
          <table:table-cell table:style-name="Table3.A2" office:value-type="string">
            <text:p text:style-name="P29">DB (direct)</text:p>
          </table:table-cell>
          <table:table-cell table:style-name="Table3.A1" office:value-type="string">
            <text:p text:style-name="P29">DENY </text:p>
          </table:table-cell>
        </table:table-row>
      </table:table>
      <text:p text:style-name="P7"/>
      <table:table table:name="Table5" table:style-name="Table5" table:template-name="Default Style">
        <table:table-column table:style-name="Table5.A"/>
        <table:table-column table:style-name="Table5.B"/>
        <table:table-column table:style-name="Table5.C"/>
        <table:table-row>
          <table:table-cell table:style-name="Table5.A1" table:number-columns-spanned="3" office:value-type="string">
            <text:p text:style-name="P33"><text:s/><text:span text:style-name="T2">Security and Observability</text:span></text:p>
          </table:table-cell>
          <table:covered-table-cell/>
          <table:covered-table-cell/>
        </table:table-row>
        <text:soft-page-break/>
        <table:table-row>
          <table:table-cell table:style-name="Table5.A2" office:value-type="string">
            <text:p text:style-name="P34">Source </text:p>
          </table:table-cell>
          <table:table-cell table:style-name="Table5.A2" office:value-type="string">
            <text:p text:style-name="P34">Destination </text:p>
          </table:table-cell>
          <table:table-cell table:style-name="Table5.C2" office:value-type="string">
            <text:p text:style-name="P34">Service</text:p>
          </table:table-cell>
        </table:table-row>
        <table:table-row>
          <table:table-cell table:style-name="Table5.A2" office:value-type="string">
            <text:p text:style-name="P35">SEC</text:p>
          </table:table-cell>
          <table:table-cell table:style-name="Table5.A2" office:value-type="string">
            <text:p text:style-name="P35">AL<text:span text:style-name="T12">L</text:span></text:p>
          </table:table-cell>
          <table:table-cell table:style-name="Table5.C2" office:value-type="string">
            <text:p text:style-name="P35"><text:span text:style-name="T13">M</text:span>etrics / Log collection</text:p>
          </table:table-cell>
        </table:table-row>
        <table:table-row>
          <table:table-cell table:style-name="Table5.A2" office:value-type="string">
            <text:p text:style-name="P35"><text:s/>ALL</text:p>
          </table:table-cell>
          <table:table-cell table:style-name="Table5.A2" office:value-type="string">
            <text:p text:style-name="P35">SEC </text:p>
          </table:table-cell>
          <table:table-cell table:style-name="Table5.C2" office:value-type="string">
            <text:p text:style-name="P35">Log shipping </text:p>
          </table:table-cell>
        </table:table-row>
      </table:table>
      <text:p text:style-name="P36"/>
      <table:table table:name="Table4" table:style-name="Table4" table:template-name="Default Style">
        <table:table-column table:style-name="Table4.A"/>
        <table:table-column table:style-name="Table4.B"/>
        <table:table-column table:style-name="Table4.C"/>
        <table:table-row>
          <table:table-cell table:style-name="Table4.A1" table:number-columns-spanned="3" office:value-type="string">
            <text:p text:style-name="P31">Guest Isolation</text:p>
          </table:table-cell>
          <table:covered-table-cell/>
          <table:covered-table-cell/>
        </table:table-row>
        <table:table-row>
          <table:table-cell table:style-name="Table4.A2" office:value-type="string">
            <text:p text:style-name="P37">Source </text:p>
          </table:table-cell>
          <table:table-cell table:style-name="Table4.A2" office:value-type="string">
            <text:p text:style-name="P37">Destination </text:p>
          </table:table-cell>
          <table:table-cell table:style-name="Table4.C2" office:value-type="string">
            <text:p text:style-name="P37">Policy </text:p>
          </table:table-cell>
        </table:table-row>
        <table:table-row>
          <table:table-cell table:style-name="Table4.A2" office:value-type="string">
            <text:p text:style-name="P38">GUEST </text:p>
          </table:table-cell>
          <table:table-cell table:style-name="Table4.A2" office:value-type="string">
            <text:p text:style-name="P38">Internet</text:p>
          </table:table-cell>
          <table:table-cell table:style-name="Table4.C2" office:value-type="string">
            <text:p text:style-name="P38">ALLOW</text:p>
          </table:table-cell>
        </table:table-row>
        <table:table-row>
          <table:table-cell table:style-name="Table4.A2" office:value-type="string">
            <text:p text:style-name="P38">GUEST </text:p>
          </table:table-cell>
          <table:table-cell table:style-name="Table4.A2" office:value-type="string">
            <text:p text:style-name="P38">nternal Zones </text:p>
          </table:table-cell>
          <table:table-cell table:style-name="Table4.C2" office:value-type="string">
            <text:p text:style-name="P38">DENY </text:p>
          </table:table-cell>
        </table:table-row>
      </table:table>
      <text:p text:style-name="P7"/>
      <table:table table:name="Table6" table:style-name="Table6" table:template-name="Default Style">
        <table:table-column table:style-name="Table6.A"/>
        <table:table-column table:style-name="Table6.B"/>
        <table:table-column table:style-name="Table6.C"/>
        <table:table-row table:style-name="Table6.1">
          <table:table-cell table:style-name="Table6.A1" table:number-columns-spanned="3" office:value-type="string">
            <text:p text:style-name="P39">Explicit Zero-Trust Deny Rules</text:p>
          </table:table-cell>
          <table:covered-table-cell/>
          <table:covered-table-cell/>
        </table:table-row>
        <table:table-row table:style-name="Table6.1">
          <table:table-cell table:style-name="Table6.A2" office:value-type="string">
            <text:p text:style-name="P40">ANY</text:p>
          </table:table-cell>
          <table:table-cell table:style-name="Table6.A2" office:value-type="string">
            <text:p text:style-name="P40">MGMT</text:p>
          </table:table-cell>
          <table:table-cell table:style-name="Table6.C2" office:value-type="string">
            <text:p text:style-name="P41"><text:s/>DENY <text:s/>Exception: ---</text:p>
          </table:table-cell>
        </table:table-row>
        <table:table-row table:style-name="Table6.1">
          <table:table-cell table:style-name="Table6.A2" office:value-type="string">
            <text:p text:style-name="P40">ANY</text:p>
          </table:table-cell>
          <table:table-cell table:style-name="Table6.A2" office:value-type="string">
            <text:p text:style-name="P40">DB</text:p>
          </table:table-cell>
          <table:table-cell table:style-name="Table6.C2" office:value-type="string">
            <text:p text:style-name="P40">DENY</text:p>
          </table:table-cell>
        </table:table-row>
        <table:table-row table:style-name="Table6.1">
          <table:table-cell table:style-name="Table6.A2" office:value-type="string">
            <text:p text:style-name="P40">DMZ </text:p>
          </table:table-cell>
          <table:table-cell table:style-name="Table6.A2" office:value-type="string">
            <text:p text:style-name="P40">MGMT</text:p>
          </table:table-cell>
          <table:table-cell table:style-name="Table6.C2" office:value-type="string">
            <text:p text:style-name="P40">DENY Exception: ---</text:p>
          </table:table-cell>
        </table:table-row>
      </table:table>
      <text:p text:style-name="P42"/>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40">Infrastructure Services (Exceptions) </text:p>
          </table:table-cell>
          <table:covered-table-cell/>
          <table:covered-table-cell/>
          <table:covered-table-cell/>
          <table:covered-table-cell/>
        </table:table-row>
        <table:table-row>
          <table:table-cell table:style-name="Table7.A2" office:value-type="string">
            <text:p text:style-name="P40">Source </text:p>
          </table:table-cell>
          <table:table-cell table:style-name="Table7.A2" office:value-type="string">
            <text:p text:style-name="P40">Destination</text:p>
          </table:table-cell>
          <table:table-cell table:style-name="Table7.A2" office:value-type="string">
            <text:p text:style-name="P40"><text:tab/>Service</text:p>
          </table:table-cell>
          <table:table-cell table:style-name="Table7.A2" office:value-type="string">
            <text:p text:style-name="P40">Protocol / <text:s/>Port</text:p>
          </table:table-cell>
          <table:table-cell table:style-name="Table7.E2" office:value-type="string">
            <text:p text:style-name="P40">Policy / Exception</text:p>
          </table:table-cell>
        </table:table-row>
        <table:table-row>
          <table:table-cell table:style-name="Table7.A2" office:value-type="string">
            <text:p text:style-name="P40">MGMT<text:tab/></text:p>
          </table:table-cell>
          <table:table-cell table:style-name="Table7.A2" office:value-type="string">
            <text:p text:style-name="P40">ANY<text:tab/> <text:s text:c="3"/></text:p>
          </table:table-cell>
          <table:table-cell table:style-name="Table7.A2" office:value-type="string">
            <text:p text:style-name="P40">Management (SSH)<text:tab/></text:p>
          </table:table-cell>
          <table:table-cell table:style-name="Table7.A2" office:value-type="string">
            <text:p text:style-name="P40">TCP 22<text:tab/></text:p>
          </table:table-cell>
          <table:table-cell table:style-name="Table7.E2" office:value-type="string">
            <text:p text:style-name="P40">ALLOW (Ansible/Admin access)</text:p>
          </table:table-cell>
        </table:table-row>
        <table:table-row table:style-name="Table7.4">
          <table:table-cell table:style-name="Table7.A2" office:value-type="string">
            <text:p text:style-name="P40">MGMT</text:p>
          </table:table-cell>
          <table:table-cell table:style-name="Table7.A2" office:value-type="string">
            <text:p text:style-name="P40">ANY<text:tab/> <text:s text:c="2"/></text:p>
          </table:table-cell>
          <table:table-cell table:style-name="Table7.A2" office:value-type="string">
            <text:p text:style-name="P40"><text:s/>Network Diagnoistcs</text:p>
          </table:table-cell>
          <table:table-cell table:style-name="Table7.A2" office:value-type="string">
            <text:p text:style-name="P40">ICMP</text:p>
          </table:table-cell>
          <table:table-cell table:style-name="Table7.E2" office:value-type="string">
            <text:p text:style-name="P40">ALLOW (Troubleshooting)</text:p>
          </table:table-cell>
        </table:table-row>
        <table:table-row>
          <table:table-cell table:style-name="Table7.A2" office:value-type="string">
            <text:p text:style-name="P40">MGMT</text:p>
          </table:table-cell>
          <table:table-cell table:style-name="Table7.A2" office:value-type="string">
            <text:p text:style-name="P40">ANY <text:s text:c="2"/></text:p>
          </table:table-cell>
          <table:table-cell table:style-name="Table7.A2" office:value-type="string">
            <text:p text:style-name="P40"><text:s/>ALL<text:tab/></text:p>
          </table:table-cell>
          <table:table-cell table:style-name="Table7.A2" office:value-type="string">
            <text:p text:style-name="P40">ANY</text:p>
          </table:table-cell>
          <table:table-cell table:style-name="Table7.E2" office:value-type="string">
            <text:p text:style-name="P40">DENY (Default)</text:p>
          </table:table-cell>
        </table:table-row>
        <table:table-row>
          <table:table-cell table:style-name="Table7.A2" office:value-type="string">
            <text:p text:style-name="P40">ANY<text:tab/> <text:s text:c="3"/></text:p>
          </table:table-cell>
          <table:table-cell table:style-name="Table7.A2" office:value-type="string">
            <text:p text:style-name="P40">MGMT</text:p>
          </table:table-cell>
          <table:table-cell table:style-name="Table7.A2" office:value-type="string">
            <text:p text:style-name="P40">Identity (FreeIPA)</text:p>
          </table:table-cell>
          <table:table-cell table:style-name="Table7.A2" office:value-type="string">
            <text:p text:style-name="P40">TCP/UDP 389, 636, 88, 464</text:p>
          </table:table-cell>
          <table:table-cell table:style-name="Table7.E2" office:value-type="string">
            <text:p text:style-name="P40">ALLOW (Authentication)</text:p>
          </table:table-cell>
        </table:table-row>
        <table:table-row>
          <table:table-cell table:style-name="Table7.A2" office:value-type="string">
            <text:p text:style-name="P40">ANY<text:tab/> <text:s text:c="2"/><text:tab/></text:p>
          </table:table-cell>
          <table:table-cell table:style-name="Table7.A2" office:value-type="string">
            <text:p text:style-name="P40">MGMT</text:p>
          </table:table-cell>
          <table:table-cell table:style-name="Table7.A2" office:value-type="string">
            <text:p text:style-name="P40">Network Services <text:s text:c="2"/></text:p>
          </table:table-cell>
          <table:table-cell table:style-name="Table7.A2" office:value-type="string">
            <text:p text:style-name="P40"><text:s/>UDP 53, 67/68<text:tab/></text:p>
          </table:table-cell>
          <table:table-cell table:style-name="Table7.E2" office:value-type="string">
            <text:p text:style-name="P40">ALLOW (DNS/DHCP)</text:p>
          </table:table-cell>
        </table:table-row>
        <table:table-row>
          <table:table-cell table:style-name="Table7.A2" office:value-type="string">
            <text:p text:style-name="P40">ANY<text:tab/> <text:s text:c="3"/></text:p>
          </table:table-cell>
          <table:table-cell table:style-name="Table7.A2" office:value-type="string">
            <text:p text:style-name="P40">MGMT<text:tab/></text:p>
          </table:table-cell>
          <table:table-cell table:style-name="Table7.A2" office:value-type="string">
            <text:p text:style-name="P40">ALL<text:tab/></text:p>
          </table:table-cell>
          <table:table-cell table:style-name="Table7.A2" office:value-type="string">
            <text:p text:style-name="P40">ANY<text:tab/></text:p>
          </table:table-cell>
          <table:table-cell table:style-name="Table7.E2" office:value-type="string">
            <text:p text:style-name="P40">DENY (Default)</text:p>
          </table:table-cell>
        </table:table-row>
        <table:table-row table:style-name="Table7.9">
          <table:table-cell table:style-name="Table7.A2" office:value-type="string">
            <text:p text:style-name="P40">DMZ<text:tab/> <text:s text:c="3"/></text:p>
          </table:table-cell>
          <table:table-cell table:style-name="Table7.A2" office:value-type="string">
            <text:p text:style-name="P40">MGMT<text:tab/></text:p>
          </table:table-cell>
          <table:table-cell table:style-name="Table7.A2" office:value-type="string">
            <text:p text:style-name="P40">Log Shipping<text:tab/> <text:s text:c="7"/></text:p>
          </table:table-cell>
          <table:table-cell table:style-name="Table7.A2" office:value-type="string">
            <text:p text:style-name="P40">UDP 514 / TCP 12201<text:tab/></text:p>
          </table:table-cell>
          <table:table-cell table:style-name="Table7.E2" office:value-type="string">
            <text:p text:style-name="P40">ALLOW (Centralized Logging)</text:p>
          </table:table-cell>
        </table:table-row>
        <table:table-row table:style-name="Table7.10">
          <table:table-cell table:style-name="Table7.A2" office:value-type="string">
            <text:p text:style-name="P40">DMZ<text:tab/> <text:s text:c="3"/></text:p>
          </table:table-cell>
          <table:table-cell table:style-name="Table7.A2" office:value-type="string">
            <text:p text:style-name="P40">MGMT<text:tab/></text:p>
          </table:table-cell>
          <table:table-cell table:style-name="Table7.A2" office:value-type="string">
            <text:p text:style-name="P40">ALL<text:tab/> <text:s text:c="19"/></text:p>
          </table:table-cell>
          <table:table-cell table:style-name="Table7.A2" office:value-type="string">
            <text:p text:style-name="P40">ANY<text:tab/></text:p>
          </table:table-cell>
          <table:table-cell table:style-name="Table7.E2" office:value-type="string">
            <text:p text:style-name="P40">DENY (Default)</text:p>
          </table:table-cell>
        </table:table-row>
        <table:table-row table:style-name="Table7.11">
          <table:table-cell table:style-name="Table7.A2" office:value-type="string">
            <text:p text:style-name="P40">Admin Network</text:p>
          </table:table-cell>
          <table:table-cell table:style-name="Table7.A2" office:value-type="string">
            <text:p text:style-name="P40">Jump Host</text:p>
          </table:table-cell>
          <table:table-cell table:style-name="Table7.A2" office:value-type="string">
            <text:p text:style-name="P40">Management (SSH)</text:p>
          </table:table-cell>
          <table:table-cell table:style-name="Table7.A2" office:value-type="string">
            <text:p text:style-name="P40">TCP 22</text:p>
          </table:table-cell>
          <table:table-cell table:style-name="Table7.E2" office:value-type="string">
            <text:p text:style-name="P40">ALLOW (Initial Entry Point)</text:p>
          </table:table-cell>
        </table:table-row>
        <table:table-row table:style-name="Table7.12">
          <table:table-cell table:style-name="Table7.A2" office:value-type="string">
            <text:p text:style-name="P40">JumpHost <text:tab/></text:p>
          </table:table-cell>
          <table:table-cell table:style-name="Table7.A2" office:value-type="string">
            <text:p text:style-name="P40">ANY</text:p>
          </table:table-cell>
          <table:table-cell table:style-name="Table7.A2" office:value-type="string">
            <text:p text:style-name="P40">Management (SSH)</text:p>
          </table:table-cell>
          <table:table-cell table:style-name="Table7.A2" office:value-type="string">
            <text:p text:style-name="P40">TCP 22</text:p>
          </table:table-cell>
          <table:table-cell table:style-name="Table7.E2" office:value-type="string">
            <text:p text:style-name="P40">ALLOW (Authorized <text:s/>Access)</text:p>
          </table:table-cell>
        </table:table-row>
        <table:table-row>
          <table:table-cell table:style-name="Table7.A2" office:value-type="string">
            <text:p text:style-name="P40">ANY (except Jump Host)<text:tab/></text:p>
          </table:table-cell>
          <table:table-cell table:style-name="Table7.A2" office:value-type="string">
            <text:p text:style-name="P40">ANY</text:p>
          </table:table-cell>
          <table:table-cell table:style-name="Table7.A2" office:value-type="string">
            <text:p text:style-name="P40">Management (SSH)</text:p>
          </table:table-cell>
          <table:table-cell table:style-name="Table7.A2" office:value-type="string">
            <text:p text:style-name="P40">TCP 22</text:p>
          </table:table-cell>
          <table:table-cell table:style-name="Table7.E2" office:value-type="string">
            <text:p text:style-name="P40">DENY (Enforce Zero Trust)</text:p>
          </table:table-cell>
        </table:table-row>
      </table:table>
      <text:h text:style-name="Heading_20_2" text:outline-level="2"><text:bookmark-start text:name="__RefHeading___Toc187_1983718479 Copy 1"/>Layer 1D : Firewall Configuration<text:bookmark-end text:name="__RefHeading___Toc187_1983718479 Copy 1"/></text:h>
      <text:p text:style-name="P43"/>
      <text:p text:style-name="P43">1. Virtual Interface Allocation (Host Level)</text:p>
      <text:p text:style-name="P44"><text:span text:style-name="Strong_20_Emphasis"><text:span text:style-name="T14">Security Rule Note:</text:span></text:span><text:span text:style-name="T15"> </text:span><text:span text:style-name="T14">Configure pfSense to allow SSH (Port 22) only when the source is the Jump Host IP (10.0.10.x), ensuring no other host can initiate management sessions.</text:span></text:p>
      <text:p text:style-name="P45"/>
      <text:p text:style-name="P44">The pfSense VM requires three distinct virtual network interfaces to maintain physical and logical isolation:</text:p>
      <text:list text:style-name="L1">
        <text:list-item>
          <text:p text:style-name="P46"><text:span text:style-name="T2">NIC 1 (WAN): </text:span>Connected to the external bridge for internet access.</text:p>
        </text:list-item>
        <text:list-item>
          <text:p text:style-name="P46"><text:span text:style-name="T2">NIC 2 (LAN/Trunk):</text:span> Connected to the internal bridge to carry tagged traffic for MGMT, Corp_LAN, APP, DB, SEC, and GUEST zones.</text:p>
        </text:list-item>
        <text:list-item>
          <text:p text:style-name="P46"><text:span text:style-name="T2">NIC 3 (DMZ):</text:span> A dedicated interface specifically for the DMZ zone to ensure hardware-level isolation from internal traffic.</text:p>
        </text:list-item>
      </text:list>
      <text:p text:style-name="P44"><text:soft-page-break/></text:p>
      <text:p text:style-name="P43">2. pfSense Interface Assignment</text:p>
      <text:list text:style-name="L2">
        <text:list-item>
          <text:p text:style-name="P47"><text:span text:style-name="T2">WAN:</text:span> Assign to the first NIC (e.g., vtnet0).</text:p>
        </text:list-item>
        <text:list-item>
          <text:p text:style-name="P47"><text:span text:style-name="T2">LAN (Parent):</text:span> Assign to the second NIC (e.g., vtnet1) for VLAN trunking.</text:p>
        </text:list-item>
        <text:list-item>
          <text:p text:style-name="P47"><text:span text:style-name="T2">DMZ:</text:span> Assign to the third NIC (e.g., vtnet2) as a standalone interface.</text:p>
        </text:list-item>
      </text:list>
      <text:p text:style-name="P44"/>
      <text:p text:style-name="P43">3. VLAN and Interface Mapping (WebGUI)</text:p>
      <text:list text:style-name="L3">
        <text:list-item>
          <text:p text:style-name="P48">VLAN Creation: Under Interfaces -&gt; Assignments -&gt; VLANs, create tags (10, 20, 40, 50, 60, 70) using vtnet1 as the Parent Interface.</text:p>
        </text:list-item>
      </text:list>
      <text:p text:style-name="P44"/>
      <text:p text:style-name="P43">4. IP Configuration</text:p>
      <text:p text:style-name="P44">Assign the gateway IP addresses as defined in Layer 1B:</text:p>
      <text:list text:style-name="L4">
        <text:list-item>
          <text:p text:style-name="P49"><text:span text:style-name="T2">MGMT:</text:span> 10.0.10.1 (via VLAN 10 on vtnet1)</text:p>
        </text:list-item>
        <text:list-item>
          <text:p text:style-name="P49"><text:span text:style-name="T2">DMZ:</text:span> 10.0.30.1 (via dedicated vtnet2)</text:p>
        </text:list-item>
        <text:list-item>
          <text:p text:style-name="P49">Assign the others in a similar manner</text:p>
        </text:list-item>
      </text:list>
      <text:p text:style-name="P50"/>
      <text:p text:style-name="P51"/>
      <text:h text:style-name="Heading_20_1" text:outline-level="1"><text:bookmark-start text:name="__RefHeading___Toc193_1983718479"/><text:span text:style-name="T16">L</text:span><text:span text:style-name="T6">ayer 2: Core Infrastructure Services </text:span><text:bookmark-end text:name="__RefHeading___Toc193_1983718479"/></text:h>
      <text:h text:style-name="P52" text:outline-level="2"><text:bookmark-start text:name="__RefHeading___Toc1484_3083391142"/><text:span text:style-name="T17">Layer </text:span>2A: DHCP<text:bookmark-end text:name="__RefHeading___Toc1484_3083391142"/></text:h>
      <text:p text:style-name="Text_20_body">We utilize the <text:span text:style-name="T18">KEA DHCP</text:span> service on the pfSense firewall. The configuration strategy is outlined in the table below:</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3">Zone</text:p>
          </table:table-cell>
          <table:table-cell table:style-name="Table8.A1" office:value-type="string">
            <text:p text:style-name="P53">DHCP Status</text:p>
          </table:table-cell>
          <table:table-cell table:style-name="Table8.A1" office:value-type="string">
            <text:p text:style-name="P53">Assignment Method</text:p>
          </table:table-cell>
          <table:table-cell table:style-name="Table8.D1" office:value-type="string">
            <text:p text:style-name="P53">Security Policy / Rationale</text:p>
          </table:table-cell>
        </table:table-row>
        <table:table-row table:style-name="Table8.2">
          <table:table-cell table:style-name="Table8.A2" office:value-type="string">
            <text:p text:style-name="P53">MGMT</text:p>
          </table:table-cell>
          <table:table-cell table:style-name="Table8.A2" office:value-type="string">
            <text:p text:style-name="P54">DISABLED</text:p>
          </table:table-cell>
          <table:table-cell table:style-name="Table8.A2" office:value-type="string">
            <text:p text:style-name="P55">Static (Manual)</text:p>
          </table:table-cell>
          <table:table-cell table:style-name="Table8.D2" office:value-type="string">
            <text:p text:style-name="P55">Highest reliability</text:p>
          </table:table-cell>
        </table:table-row>
        <table:table-row table:style-name="Table8.2">
          <table:table-cell table:style-name="Table8.A2" office:value-type="string">
            <text:p text:style-name="P53">Corp_LAN</text:p>
          </table:table-cell>
          <table:table-cell table:style-name="Table8.A2" office:value-type="string">
            <text:p text:style-name="P54">ENABLED</text:p>
          </table:table-cell>
          <table:table-cell table:style-name="Table8.A2" office:value-type="string">
            <text:p text:style-name="P55">Dynamic Pool</text:p>
          </table:table-cell>
          <table:table-cell table:style-name="Table8.D2" office:value-type="string">
            <text:p text:style-name="P55">Operational flexibility for workstations</text:p>
          </table:table-cell>
        </table:table-row>
        <table:table-row table:style-name="Table8.2">
          <table:table-cell table:style-name="Table8.A2" office:value-type="string">
            <text:p text:style-name="P53">DMZ</text:p>
          </table:table-cell>
          <table:table-cell table:style-name="Table8.A2" office:value-type="string">
            <text:p text:style-name="P54">ENABLED</text:p>
          </table:table-cell>
          <table:table-cell table:style-name="Table8.A2" office:value-type="string">
            <text:p text:style-name="P55">Static Mapping</text:p>
          </table:table-cell>
          <table:table-cell table:style-name="Table8.D2" office:value-type="string">
            <text:p text:style-name="P55">Restricted; IP is granted only to pre-registered MAC addresses </text:p>
          </table:table-cell>
        </table:table-row>
        <table:table-row table:style-name="Table8.2">
          <table:table-cell table:style-name="Table8.A2" office:value-type="string">
            <text:p text:style-name="P53">APP</text:p>
          </table:table-cell>
          <table:table-cell table:style-name="Table8.A2" office:value-type="string">
            <text:p text:style-name="P54">DISABLED</text:p>
          </table:table-cell>
          <table:table-cell table:style-name="Table8.A2" office:value-type="string">
            <text:p text:style-name="P55">Static (Manual)</text:p>
          </table:table-cell>
          <table:table-cell table:style-name="Table8.D2" office:value-type="string">
            <text:p text:style-name="P55">Ensures predictable service discovery and prevents lateral movement.</text:p>
          </table:table-cell>
        </table:table-row>
        <table:table-row table:style-name="Table8.2">
          <table:table-cell table:style-name="Table8.A2" office:value-type="string">
            <text:p text:style-name="P53">DB</text:p>
          </table:table-cell>
          <table:table-cell table:style-name="Table8.A2" office:value-type="string">
            <text:p text:style-name="P54">DISABLED</text:p>
          </table:table-cell>
          <table:table-cell table:style-name="Table8.A2" office:value-type="string">
            <text:p text:style-name="P55">Static (Manual)</text:p>
          </table:table-cell>
          <table:table-cell table:style-name="Table8.D2" office:value-type="string">
            <text:p text:style-name="P55">Critical data isolation; prevents spoofing </text:p>
          </table:table-cell>
        </table:table-row>
        <table:table-row table:style-name="Table8.2">
          <table:table-cell table:style-name="Table8.A2" office:value-type="string">
            <text:p text:style-name="P53">SEC (Ops)</text:p>
          </table:table-cell>
          <table:table-cell table:style-name="Table8.A2" office:value-type="string">
            <text:p text:style-name="P54">DISABLED</text:p>
          </table:table-cell>
          <table:table-cell table:style-name="Table8.A2" office:value-type="string">
            <text:p text:style-name="P55">Static (Manual)</text:p>
          </table:table-cell>
          <table:table-cell table:style-name="Table8.D2" office:value-type="string">
            <text:p text:style-name="P55">Integrity of monitoring/logging</text:p>
          </table:table-cell>
        </table:table-row>
        <table:table-row table:style-name="Table8.2">
          <table:table-cell table:style-name="Table8.A2" office:value-type="string">
            <text:p text:style-name="P53">GUEST</text:p>
          </table:table-cell>
          <table:table-cell table:style-name="Table8.A2" office:value-type="string">
            <text:p text:style-name="P54">ENABLED</text:p>
          </table:table-cell>
          <table:table-cell table:style-name="Table8.A2" office:value-type="string">
            <text:p text:style-name="P55">Dynamic Pool</text:p>
          </table:table-cell>
          <table:table-cell table:style-name="Table8.D2" office:value-type="string">
            <text:p text:style-name="P55">Full isolation</text:p>
          </table:table-cell>
        </table:table-row>
      </table:table>
      <text:p text:style-name="Standard"/>
      <text:h text:style-name="P56" text:outline-level="3"><text:bookmark-start text:name="__RefHeading___Toc1990_671595741"/>pfSense Configuration Directive<text:bookmark-end text:name="__RefHeading___Toc1990_671595741"/></text:h>
      <text:p text:style-name="P57">To implement the policy above, follow these steps within the pfSense administration panel:</text:p>
      <text:list text:style-name="L5">
        <text:list-item>
          <text:p text:style-name="P58"><text:span text:style-name="T18">Backend Selection:</text:span> Navigate to <text:span text:style-name="T18">System &gt; Advanced &gt; Networking</text:span> and ensure the <text:span text:style-name="T18">DHCP Backend</text:span> is set to <text:span text:style-name="T18">"Kea DHCP"</text:span>.</text:p>
        </text:list-item>
        <text:list-item>
          <text:p text:style-name="P58"><text:span text:style-name="T18">Service Navigation:</text:span> Navigate to the <text:span text:style-name="T18">Services &gt; DHCP Server</text:span> menu.</text:p>
        </text:list-item>
        <text:list-item>
          <text:p text:style-name="P59"><text:s/><text:span text:style-name="T18">Enable:</text:span> Under the <text:span text:style-name="T18">DMZ</text:span>, <text:span text:style-name="T18">Corp_LAN</text:span>, and <text:span text:style-name="T18">Guest</text:span> tabs, check the box labeled <text:span text:style-name="T18">"Enable DHCP server on interface"</text:span>. <text:s/></text:p>
        </text:list-item>
        <text:list-item>
          <text:p text:style-name="P59"><text:span text:style-name="T18">Disable:</text:span> Leave this box <text:span text:style-name="T18">unchecked</text:span> for the <text:span text:style-name="T18">MGMT</text:span>, <text:span text:style-name="T18">APP</text:span>, <text:span text:style-name="T18">SEC</text:span>, and <text:span text:style-name="T18">DB</text:span> tabs.</text:p>
        </text:list-item>
        <text:list-item>
          <text:p text:style-name="P59">The specific network configuration file templates for Ubuntu (Netplan) and Fedora (NetworkManager/Keyfile) servers are documented in <text:span text:style-name="T18">Appendix A</text:span>.</text:p>
        </text:list-item>
      </text:list>
      <text:p text:style-name="P57"><text:soft-page-break/></text:p>
      <text:h text:style-name="Heading_20_2" text:outline-level="2"/>
      <text:p text:style-name="Preformatted_20_Text">```</text:p>
      <text:p text:style-name="Text_20_body"/>
      <text:p text:style-name="Text_20_body"/>
      <text:h text:style-name="Heading_20_2" text:outline-level="2"><text:bookmark-start text:name="__RefHeading___Toc1988_2071374926"/>Layer 2<text:span text:style-name="T19">B</text:span>: <text:s/>FreeIPA DNS Server Setup and Record Configuration<text:bookmark-end text:name="__RefHeading___Toc1988_2071374926"/></text:h>
      <text:list text:style-name="L6">
        <text:list-item>
          <text:p text:style-name="P60">Install FreeIPA DNS server: <text:s/></text:p>
        </text:list-item>
      </text:list>
      <text:p text:style-name="Preformatted_20_Text">sudo dnf install freeipa-server freeipa-server-dns -y <text:s/># details are in section 3 <text:s/></text:p>
      <text:p text:style-name="Text_20_body"/>
      <text:list text:style-name="L7">
        <text:list-item>
          <text:p text:style-name="P61">Then give this local DNS server access through the LAN firewall for external resolution. </text:p>
        </text:list-item>
        <text:list-item>
          <text:p text:style-name="P62">Configure the zones and add forward and reverse DNS records. First, add the forward zone: <text:s/></text:p>
        </text:list-item>
      </text:list>
      <text:p text:style-name="Preformatted_20_Text">ipa dnszone-add example.local</text:p>
      <text:list text:continue-numbering="true" text:style-name="L7">
        <text:list-item>
          <text:p text:style-name="P63">Add NS record (ensure the host has an A record before adding NS):</text:p>
        </text:list-item>
      </text:list>
      <text:p text:style-name="Preformatted_20_Text">ipa dnsrecord-add example.local --ns-rec mgmt-i<text:span text:style-name="T20">pa</text:span>.example.local. <text:s/><text:line-break/><text:tab/>Record Name: @ (root of the zone) <text:s/></text:p>
      <text:list text:style-name="L8">
        <text:list-item>
          <text:p text:style-name="P64">Add A records for hosts:</text:p>
        </text:list-item>
      </text:list>
      <text:p text:style-name="Preformatted_20_Text">ipa dnsrecord-add example.local mgmt-i<text:span text:style-name="T20">pa</text:span> --a-rec 10.0.10.6<text:line-break/>ipa dnsrecord-add example.local mgmt-bastion --a-rec 10.0.10.7 <text:line-break/>ipa dnsrecord-add example.local <text:span text:style-name="T21">sec</text:span>-<text:span text:style-name="T22">grafana</text:span> --a-rec 10.0.60.13</text:p>
      <text:list text:style-name="L9">
        <text:list-item>
          <text:p text:style-name="P65">Create reverse zones before adding PTR records:</text:p>
        </text:list-item>
      </text:list>
      <text:p text:style-name="Preformatted_20_Text">ipa dnszone-add 10.0.10.in-addr.arpa <text:s/><text:line-break/>ipa dnszone-add <text:span text:style-name="T23">6</text:span>0.0.<text:span text:style-name="T23">1</text:span>0.in-addr.arpa </text:p>
      <text:list text:style-name="L10">
        <text:list-item>
          <text:p text:style-name="P66">Add PTR records:</text:p>
        </text:list-item>
      </text:list>
      <text:p text:style-name="Preformatted_20_Text">ipa dnsrecord-add 10.0.10.in-addr.arpa 7 –ptr-<text:span text:style-name="T23">hostname=</text:span>mgmt-bastion.example.local.<text:line-break/>ipa dnsrecord-add 60.0.10.in-addr.arpa. 13 --ptr-hostname=sec-grafana.example.local.<text:span text:style-name="T24"><text:line-break/></text:span></text:p>
      <text:list text:style-name="L11">
        <text:list-item>
          <text:p text:style-name="P67">Test the DNS records using dig:</text:p>
        </text:list-item>
      </text:list>
      <text:p text:style-name="Preformatted_20_Text">dig mgmt-<text:span text:style-name="T25">test</text:span>.example.local A<text:line-break/>dig -x 10.0.10.5</text:p>
      <text:p text:style-name="Text_20_body"/>
      <text:p text:style-name="Text_20_body"><text:span text:style-name="T26">D</text:span>iger aglar nasil DNS hizmeti alacak? <text:span text:style-name="T27">Kimler DNS sunucuya ulasabildin</text:span></text:p>
      <text:p text:style-name="Preformatted_20_Text">```<text:span text:style-name="T26">vim</text:span></text:p>
      <text:p text:style-name="Preformatted_20_Text"><text:span text:style-name="Source_20_Text">acl "trusted_networks" {</text:span></text:p>
      <text:p text:style-name="Preformatted_20_Text"><text:span text:style-name="Source_20_Text"><text:span text:style-name="T28"><text:s text:c="4"/></text:span></text:span><text:span text:style-name="Source_20_Text"><text:span text:style-name="T29">127.0.0.1;</text:span></text:span></text:p>
      <text:p text:style-name="Preformatted_20_Text"><text:span text:style-name="Source_20_Text"><text:span text:style-name="T28"><text:s text:c="4"/></text:span></text:span><text:span text:style-name="Source_20_Text"><text:span text:style-name="T29">10.0.30.0/24;</text:span></text:span></text:p>
      <text:p text:style-name="Preformatted_20_Text"><text:span text:style-name="Source_20_Text"><text:span text:style-name="T28"><text:s text:c="4"/></text:span></text:span><text:span text:style-name="Source_20_Text"><text:span text:style-name="T29">10.0.10.0/24;</text:span></text:span></text:p>
      <text:p text:style-name="Preformatted_20_Text"><text:span text:style-name="Source_20_Text"><text:span text:style-name="T28"><text:s text:c="4"/></text:span></text:span><text:span text:style-name="Source_20_Text"><text:span text:style-name="T29">10.0.20.0/24;</text:span></text:span></text:p>
      <text:p text:style-name="Preformatted_20_Text"><text:span text:style-name="Source_20_Text"><text:span text:style-name="T28"><text:s text:c="4"/></text:span></text:span><text:span text:style-name="Source_20_Text"><text:span text:style-name="T29">10.0.40.0/24;</text:span></text:span></text:p>
      <text:p text:style-name="Preformatted_20_Text"><text:span text:style-name="Source_20_Text"><text:span text:style-name="T28"><text:s text:c="4"/></text:span></text:span><text:span text:style-name="Source_20_Text"><text:span text:style-name="T29">10.0.50.0/24;</text:span></text:span></text:p>
      <text:p text:style-name="Preformatted_20_Text"><text:span text:style-name="Source_20_Text"><text:span text:style-name="T28"><text:s text:c="4"/></text:span></text:span><text:span text:style-name="Source_20_Text"><text:span text:style-name="T29">10.0.60.0/24;</text:span></text:span></text:p>
      <text:p text:style-name="Preformatted_20_Text"><text:span text:style-name="Source_20_Text"><text:span text:style-name="T28"><text:s text:c="4"/></text:span></text:span><text:span text:style-name="Source_20_Text"><text:span text:style-name="T29">10.0.70.0/24;</text:span></text:span></text:p>
      <text:p text:style-name="Preformatted_20_Text"><text:span text:style-name="Source_20_Text">};</text:span></text:p>
      <text:p text:style-name="Preformatted_20_Text"/>
      <text:p text:style-name="Preformatted_20_Text"/>
      <text:p text:style-name="Preformatted_20_Text"/>
      <text:p text:style-name="Preformatted_20_Text"><text:soft-page-break/>vim /etc/named/ipa-options-ext.conf</text:p>
      <text:p text:style-name="Preformatted_20_Text">allow-query { trusted_networks; };</text:p>
      <text:p text:style-name="Preformatted_20_Text">allow-recursion { trusted_networks; };</text:p>
      <text:p text:style-name="Preformatted_20_Text">```</text:p>
      <text:p text:style-name="Preformatted_20_Text">ipactl restart</text:p>
      <text:p text:style-name="P68"/>
      <text:p text:style-name="P69"/>
      <text:h text:style-name="Heading_20_2" text:outline-level="2"><text:bookmark-start text:name="__RefHeading___Toc1486_3083391142"/><text:span text:style-name="T30">Layer </text:span><text:span text:style-name="T6">2</text:span><text:span text:style-name="T31">D</text:span><text:span text:style-name="T6">: Time Sync</text:span><text:bookmark-end text:name="__RefHeading___Toc1486_3083391142"/></text:h>
      <text:p text:style-name="P70">NTP strategy for log consistency across the domain.</text:p>
      <text:p text:style-name="P7"/>
      <text:h text:style-name="P71" text:outline-level="1"><text:bookmark-start text:name="__RefHeading___Toc195_1983718479"/>Layer 3: Identity &amp; Access Management (IAM)<text:bookmark-end text:name="__RefHeading___Toc195_1983718479"/></text:h>
      <text:h text:style-name="Heading_20_2" text:outline-level="2"><text:bookmark-start text:name="__RefHeading___Toc1990_2071374926"/><text:span text:style-name="T6">Layer 3A: </text:span><text:span text:style-name="Source_20_Text">FreeIPA Deployment </text:span><text:bookmark-end text:name="__RefHeading___Toc1990_2071374926"/></text:h>
      <text:p text:style-name="P72"/>
      <text:p text:style-name="Text_20_body"><text:span text:style-name="Source_20_Text"><text:span text:style-name="T2">System Preparation and Installation</text:span></text:span></text:p>
      <text:p text:style-name="P72"><text:span text:style-name="Source_20_Text"><text:span text:style-name="T6">Before starting, ensure </text:span></text:span><text:span text:style-name="Source_20_Text"><text:span text:style-name="T32">that the</text:span></text:span><text:span text:style-name="Source_20_Text"><text:span text:style-name="T6"> machine has a **Fully Qualified Domain Name (FQDN)** (e.g., `server.example.</text:span></text:span><text:span text:style-name="Source_20_Text"><text:span text:style-name="T32">local</text:span></text:span><text:span text:style-name="Source_20_Text"><text:span text:style-name="T6">`). Then, update the system and install the FreeIPA server components. </text:span></text:span><text:span text:style-name="Source_20_Text"><text:span text:style-name="T33">Then </text:span></text:span><text:span text:style-name="Source_20_Text"><text:span text:style-name="T34">Install FreeIPA server and DNS packages</text:span></text:span></text:p>
      <text:p text:style-name="Preformatted_20_Text"><text:span text:style-name="Source_20_Text">sudo dnf install freeipa-server freeipa-server-</text:span><text:span text:style-name="Source_20_Text"><text:span text:style-name="T35">dns</text:span></text:span><text:span text:style-name="Source_20_Text"> -y</text:span></text:p>
      <text:p text:style-name="P73"><text:span text:style-name="Source_20_Text">sudo ipa-server-install # Start the interactive installation process</text:span></text:p>
      <text:p text:style-name="Text_20_body"><text:span text:style-name="T6"/></text:p>
      <text:p text:style-name="Text_20_body"><text:span text:style-name="T36">Local </text:span>Firewall Configuration (<text:span text:style-name="T35">on </text:span>i<text:span text:style-name="T37">am</text:span> Server)</text:p>
      <text:p text:style-name="P74"><text:span text:style-name="T38">A</text:span>llow the necessary traffic for FreeIPA services. </text:p>
      <text:p text:style-name="Preformatted_20_Text">firewall-cmd –list-ports # List current open ports</text:p>
      <text:p text:style-name="Preformatted_20_Text">firewall-cmd --add-port={123,88,464,53}/udp --permanent</text:p>
      <text:p text:style-name="Preformatted_20_Text">firewall-cmd --add-port={80,443,389,636,88,464,53}/tcp --permanent</text:p>
      <text:p text:style-name="Preformatted_20_Text">sudo firewall-cmd --add-service={freeipa-ldap,freeipa-ldaps,kerberos,dns} --permanent</text:p>
      <text:p text:style-name="Preformatted_20_Text">firewall-cmd –reload &amp;&amp; firewall-cmd –list-ports </text:p>
      <text:h text:style-name="Heading_20_3" text:outline-level="3"><text:bookmark-start text:name="__RefHeading___Toc2079_225822118"/>Firewall Configuration<text:bookmark-end text:name="__RefHeading___Toc2079_225822118"/></text:h>
      <text:p text:style-name="Text_20_body"><text:span text:style-name="T36">Allow internal network access to <text:s/>ports </text:span>TCP 80, 443 TCP/UDP389, 636 TCP/UDP88, 464 TCP/UDP53 <text:s/>UDP123 <text:s/><text:span text:style-name="T36">of <text:s/>IPA-server. </text:span></text:p>
      <text:h text:style-name="P75" text:outline-level="2"><text:bookmark-start text:name="__RefHeading___Toc1490_3083391142"/>Layer 3B: Access Control<text:bookmark-end text:name="__RefHeading___Toc1490_3083391142"/></text:h>
      <text:p text:style-name="P74">Implementing HBAC (Host-Based Access Control) and Sudo rules.</text:p>
      <text:p text:style-name="P76">Create user ansible <text:s/>and the group ansible_users and add ansible to it. Sudo rules ( don’t forget !Authenticate option in Options <text:s/>part). In the <text:s/>Jump server run the foolowing to have an access with ssh certificate.</text:p>
      <text:p text:style-name="Preformatted_20_Text">sudo -i -u ansible</text:p>
      <text:p text:style-name="Preformatted_20_Text"/>
      <text:p text:style-name="Preformatted_20_Text">ssh-keygen -C ansible@example.local</text:p>
      <text:p text:style-name="Preformatted_20_Text"/>
      <text:p text:style-name="Preformatted_20_Text"><text:s/>ipa user-mod ansible <text:s/>--sshpubkey="$(cat /home/ansible/.ssh/id_ed25519.pub)" </text:p>
      <text:h text:style-name="P75" text:outline-level="2"><text:bookmark-start text:name="__RefHeading___Toc1492_3083391142"/>Layer 3C: Client Integration<text:bookmark-end text:name="__RefHeading___Toc1492_3083391142"/></text:h>
      <text:p text:style-name="P74">Joining <text:s/>Workstations and <text:s/>Servers to the domain.</text:p>
      <text:p text:style-name="Preformatted_20_Text"><text:soft-page-break/>```bash</text:p>
      <text:p text:style-name="Preformatted_20_Text">sudo dnf install freeipa-client</text:p>
      <text:p text:style-name="Preformatted_20_Text">sudo ipa-client-install --mkhomedir</text:p>
      <text:p text:style-name="Preformatted_20_Text">reboot</text:p>
      <text:p text:style-name="Preformatted_20_Text">```</text:p>
      <text:h text:style-name="P71" text:outline-level="1"><text:bookmark-start text:name="__RefHeading___Toc1494_3083391142"/>Layer 4: Defensive Security &amp; Traffic Management<text:bookmark-end text:name="__RefHeading___Toc1494_3083391142"/></text:h>
      <text:h text:style-name="P75" text:outline-level="2"><text:bookmark-start text:name="__RefHeading___Toc1496_3083391142"/>Layer 4A: Edge Security <text:bookmark-end text:name="__RefHeading___Toc1496_3083391142"/></text:h>
      <text:p text:style-name="P74"><text:span text:style-name="T39">Pfsense </text:span>Firewall <text:span text:style-name="T39">installation, </text:span>ACLs, NAT, <text:span text:style-name="T40">Rules </text:span>and inter-VLAN routing policies. </text:p>
      <text:h text:style-name="Heading_20_2" text:outline-level="2"><text:bookmark-start text:name="__RefHeading___Toc2081_225822118"/><text:span text:style-name="T6">Layer 4B: Network Security </text:span><text:span text:style-name="T41">SURICATA</text:span><text:bookmark-end text:name="__RefHeading___Toc2081_225822118"/></text:h>
      <text:p text:style-name="P77">IDS/IPS (Suricata) implementation for threat detection.</text:p>
      <text:list text:style-name="WWNum2">
        <text:list-item>
          <text:p text:style-name="P78">Objektive: To monitor all traffic (both incoming and outgoing) on pfSense using Suricata. </text:p>
        </text:list-item>
        <text:list-item>
          <text:p text:style-name="P78">Installation: On the Firewall navigate to System &gt; Package Manager &gt; Available Packages. Then install Suricata on pfSene </text:p>
        </text:list-item>
        <text:list-item>
          <text:p text:style-name="P78">Global Settings &amp; Rule Updates: <text:s/>Download the threat signatures: Go to Services &gt; Suricata &gt; Global Settings and <text:s/></text:p>
        </text:list-item>
        <text:list-item>
          <text:p text:style-name="P78">Check the boxes for: <text:s/>Emerging Threats Open Rules (Free and excellent). Go to the Updates tab and click Update.</text:p>
        </text:list-item>
        <text:list-item>
          <text:p text:style-name="P78">Configuring Interfaces (WAN and LAN): For each interface (WAN, LAN, etc.): <text:s/>Interfaces &gt; Suricata Add.</text:p>
        </text:list-item>
        <text:list-item>
          <text:p text:style-name="P78">Logging Settings: Check Send Alerts to System Log amd Check EVE Log.</text:p>
        </text:list-item>
      </text:list>
      <text:p text:style-name="P79">Categories: Go to the Categories tab for that interface, select the rules you want (e.g., malware-cnc, exploit, scan), and click Save.</text:p>
      <text:p text:style-name="P74"><draw:frame draw:style-name="fr1" draw:name="Frame1" text:anchor-type="as-char" draw:z-index="0"><draw:text-box fo:min-height="0.0161in" fo:min-width="0.0161in"><text:h text:style-name="P80" text:outline-level="2"><text:bookmark-start text:name="__RefHeading___Toc1482_3083391142"/>Layer 4C: Secure Entry<text:bookmark-end text:name="__RefHeading___Toc1482_3083391142"/></text:h></draw:text-box></draw:frame><text:s/></text:p>
      <text:p text:style-name="P74">Reverse Proxy with TLS termination and VPN access.</text:p>
      <text:h text:style-name="Heading_20_3" text:outline-level="3"><text:bookmark-start text:name="__RefHeading___Toc2208_2703566931"/>SQUID Proxy <text:span text:style-name="T19">Installation</text:span> Configuration<text:bookmark-end text:name="__RefHeading___Toc2208_2703566931"/></text:h>
      <text:p text:style-name="P81">Objective: To implement a lightweight, secure gateway for internal zones (MGMT, APP, DB) to access the internet for updates while maintaining strict "Zero Trust" control with minimal resource consumption.</text:p>
      <text:list text:style-name="L12">
        <text:list-item>
          <text:p text:style-name="P82">Installation: <text:s/>Navigate to the System &gt; Package Manager menu, <text:span text:style-name="T19">search squid and c</text:span>lick Install</text:p>
        </text:list-item>
        <text:list-item>
          <text:p text:style-name="P82">Service Configuration: Navigate to the Services &gt; Squid Proxy Server menu. In the General Settings tab, check the Enable Squid Proxy box.</text:p>
        </text:list-item>
        <text:list-item>
          <text:p text:style-name="P82">Interface Selection: Select the interface(s) where the proxy service will operate. <text:span text:style-name="T42">In our <text:s/>system we sekect LAN </text:span></text:p>
        </text:list-item>
        <text:list-item>
          <text:p text:style-name="P82">Transparent Proxy (Optional): To avoid manual configuration on client devices, enable the Transparent HTTP Proxy option.</text:p>
        </text:list-item>
      </text:list>
      <text:p text:style-name="P83"/>
      <text:p text:style-name="P84">Client Integration</text:p>
      <text:p text:style-name="P84">```vim</text:p>
      <text:p text:style-name="Preformatted_20_Text">vim /etc/environment</text:p>
      <text:p text:style-name="Preformatted_20_Text">http_proxy="http://192.168.1.128:3128/"</text:p>
      <text:p text:style-name="Preformatted_20_Text">https_proxy="http://192.168.1.128:3128/"</text:p>
      <text:p text:style-name="Preformatted_20_Text">HTTP_PROXY="http://192.168.1.128:3128/"</text:p>
      <text:p text:style-name="Preformatted_20_Text"><text:soft-page-break/>HTTPS_PROXY="http://192.168.1.128:3128/"</text:p>
      <text:p text:style-name="Preformatted_20_Text">no_proxy="localhost,127.0.0.1,10.0.0.0/16,192.168.0.0/16,.example.local"</text:p>
      <text:p text:style-name="Preformatted_20_Text">NO_PROXY="localhost,127.0.0.1,10.0.0.0/16,192.168.0.0/16,.example.local"</text:p>
      <text:p text:style-name="P84"/>
      <text:p text:style-name="P85">source /etc/environment # Apply changes</text:p>
      <text:p text:style-name="P84"/>
      <text:p text:style-name="P84">Package Manager Proxy Configuration</text:p>
      <text:p text:style-name="P84"/>
      <text:p text:style-name="P84"><text:span text:style-name="T42">vim </text:span>/etc/dnf/dnf.conf</text:p>
      <text:p text:style-name="P86">proxy=http://1<text:span text:style-name="T43">92.168.1.128</text:span>:3128 <text:s/></text:p>
      <text:p text:style-name="P84"/>
      <text:h text:style-name="P87" text:outline-level="3"><text:bookmark-start text:name="__RefHeading___Toc2083_225822118"/>WIREGUARD <text:span text:style-name="T44">or <text:s/>OPENVPN </text:span><text:s/>(VPN to Jump Server)<text:bookmark-end text:name="__RefHeading___Toc2083_225822118"/></text:h>
      <text:list text:style-name="L13">
        <text:list-item>
          <text:p text:style-name="P88">Instal Wireguard <text:s/>on pfsense <text:s/>by using package manager. <text:s/><text:span text:style-name="T45">Add tunnel and set peer. <text:s/>Also <text:s/>install wireguard <text:s/>on client , <text:s/>insert public keys. </text:span></text:p>
        </text:list-item>
        <text:list-item>
          <text:p text:style-name="P88"><text:span text:style-name="T45">Run ‘</text:span>sudo wg-quick up wg0’ <text:span text:style-name="T45">and <text:s/>‘sudo wg show’</text:span> <text:s/></text:p>
        </text:list-item>
      </text:list>
      <text:p text:style-name="P89"><text:s/></text:p>
      <text:h text:style-name="P71" text:outline-level="1"><text:bookmark-start text:name="__RefHeading___Toc1500_3083391142"/>Layer 5: Observability &amp; Incident Response<text:bookmark-end text:name="__RefHeading___Toc1500_3083391142"/></text:h>
      <text:h text:style-name="Heading_20_2" text:outline-level="2">Layer 5A: Centralized Logging &amp; Auditing</text:h>
      <text:list text:style-name="L14">
        <text:list-item>
          <text:p text:style-name="P90"><text:span text:style-name="T18">Infrastructure:</text:span> Distributed log collection architecture using <text:span text:style-name="T18">Loki</text:span> and <text:span text:style-name="T18">Promtail</text:span>, deployed via <text:span text:style-name="T18">Docker</text:span> and orchestrated by <text:span text:style-name="T18">Ansible</text:span> for environment consistency.</text:p>
        </text:list-item>
        <text:list-item>
          <text:p text:style-name="P90"><text:span text:style-name="T18">Log Ingestion:</text:span> Centralized ingestion of <text:span text:style-name="T18">Suricata</text:span> (IDS/IPS) and <text:span text:style-name="T18">Squid</text:span> (Proxy) logs from pfSense, alongside Linux audit logs (Auth, Sudo, Syslog).</text:p>
        </text:list-item>
      </text:list>
      <text:p text:style-name="P91">TECHNICAL DETAILS</text:p>
      <text:p text:style-name="P91">LOKI</text:p>
      <text:p text:style-name="Preformatted_20_Text">```bash </text:p>
      <text:p text:style-name="Preformatted_20_Text">mkdir -p /mnt/loki/config /mnt/loki/data</text:p>
      <text:p text:style-name="Preformatted_20_Text">chown -R 10001:10001 /mnt/loki/data</text:p>
      <text:p text:style-name="Preformatted_20_Text">semanage fcontext -a -t container_file_t "/mnt/loki(/.*)?"</text:p>
      <text:p text:style-name="Preformatted_20_Text">restorecon -Rv /mnt/loki</text:p>
      <text:p text:style-name="Preformatted_20_Text">```</text:p>
      <text:p text:style-name="P91"/>
      <text:p text:style-name="P91">vim /mnt/loki/config/loki-config.yaml</text:p>
      <text:p text:style-name="Preformatted_20_Text">```yaml</text:p>
      <text:p text:style-name="Preformatted_20_Text">auth_enabled: false</text:p>
      <text:p text:style-name="Preformatted_20_Text"/>
      <text:p text:style-name="Preformatted_20_Text">server:</text:p>
      <text:p text:style-name="Preformatted_20_Text"><text:s text:c="2"/>http_listen_port: 3100</text:p>
      <text:p text:style-name="Preformatted_20_Text"/>
      <text:p text:style-name="Preformatted_20_Text">common:</text:p>
      <text:p text:style-name="Preformatted_20_Text"><text:s text:c="2"/>instance_addr: 0.0.0.0</text:p>
      <text:p text:style-name="Preformatted_20_Text"><text:s text:c="2"/>path_prefix: /var/lib/loki</text:p>
      <text:p text:style-name="Preformatted_20_Text"><text:s text:c="2"/>storage:</text:p>
      <text:p text:style-name="Preformatted_20_Text"><text:s text:c="4"/>filesystem:</text:p>
      <text:p text:style-name="Preformatted_20_Text"><text:s text:c="6"/>chunks_directory: /var/lib/loki/chunks</text:p>
      <text:p text:style-name="Preformatted_20_Text"><text:s text:c="6"/>rules_directory: /var/lib/loki/rules</text:p>
      <text:p text:style-name="Preformatted_20_Text"><text:s text:c="2"/>replication_factor: 1</text:p>
      <text:p text:style-name="Preformatted_20_Text"><text:s text:c="2"/>ring:</text:p>
      <text:p text:style-name="Preformatted_20_Text"><text:s text:c="4"/>kvstore:</text:p>
      <text:p text:style-name="Preformatted_20_Text"><text:soft-page-break/><text:s text:c="6"/>store: inmemory</text:p>
      <text:p text:style-name="Preformatted_20_Text"/>
      <text:p text:style-name="Preformatted_20_Text">limits_config:</text:p>
      <text:p text:style-name="Preformatted_20_Text"><text:s text:c="2"/>allow_structured_metadata: false</text:p>
      <text:p text:style-name="Preformatted_20_Text"/>
      <text:p text:style-name="Preformatted_20_Text">schema_config:</text:p>
      <text:p text:style-name="Preformatted_20_Text"><text:s text:c="2"/>configs:</text:p>
      <text:p text:style-name="Preformatted_20_Text"><text:s text:c="4"/>- from: 2020-10-24</text:p>
      <text:p text:style-name="Preformatted_20_Text"><text:s text:c="6"/>store: boltdb-shipper</text:p>
      <text:p text:style-name="Preformatted_20_Text"><text:s text:c="6"/>object_store: filesystem</text:p>
      <text:p text:style-name="Preformatted_20_Text"><text:s text:c="6"/>schema: v11</text:p>
      <text:p text:style-name="Preformatted_20_Text"><text:s text:c="6"/>index:</text:p>
      <text:p text:style-name="Preformatted_20_Text"><text:s text:c="8"/>prefix: index_</text:p>
      <text:p text:style-name="Preformatted_20_Text"><text:s text:c="8"/>period: 24h</text:p>
      <text:p text:style-name="Preformatted_20_Text"/>
      <text:p text:style-name="Preformatted_20_Text">```</text:p>
      <text:p text:style-name="P91">firewall-cmd --permanent --add-port=3100/tcp</text:p>
      <text:p text:style-name="P91">firewall-cmd --reload</text:p>
      <text:p text:style-name="P91"/>
      <text:p text:style-name="Preformatted_20_Text">```bash</text:p>
      <text:p text:style-name="Preformatted_20_Text">docker run -d <text:s text:c="2"/>--name loki --restart always \</text:p>
      <text:p text:style-name="Preformatted_20_Text"><text:s text:c="2"/>-v /mnt/loki/config:/mnt/config \</text:p>
      <text:p text:style-name="Preformatted_20_Text"><text:s text:c="2"/>-v /mnt/loki/data:/var/lib/loki \</text:p>
      <text:p text:style-name="Preformatted_20_Text"><text:s text:c="2"/>-p 3100:3100 \</text:p>
      <text:p text:style-name="Preformatted_20_Text"><text:s text:c="2"/>grafana/loki:latest \</text:p>
      <text:p text:style-name="Preformatted_20_Text"><text:s text:c="2"/>-config.file=/mnt/config/loki-config.yaml</text:p>
      <text:p text:style-name="Preformatted_20_Text">```</text:p>
      <text:p text:style-name="P91"/>
      <text:p text:style-name="P91"/>
      <text:p text:style-name="P91">Promtail installation</text:p>
      <text:p text:style-name="P91">Deployment files <text:s/>are in Ansible folder. install following on Ansible-Controller. </text:p>
      <text:p text:style-name="Preformatted_20_Text">```bash</text:p>
      <text:p text:style-name="Preformatted_20_Text">ansible-galaxy collection install community.docker</text:p>
      <text:p text:style-name="Preformatted_20_Text">```</text:p>
      <text:p text:style-name="P91"/>
      <text:p text:style-name="P91">Grafana</text:p>
      <text:p text:style-name="Preformatted_20_Text">sudo dnf install -y grafana</text:p>
      <text:p text:style-name="Preformatted_20_Text">sudo systemctl enable --now grafana-server</text:p>
      <text:p text:style-name="Preformatted_20_Text"/>
      <text:p text:style-name="Preformatted_20_Text">sudo firewall-cmd --permanent --add-port=3000/tcp</text:p>
      <text:p text:style-name="Preformatted_20_Text">sudo firewall-cmd --reload</text:p>
      <text:p text:style-name="P91"/>
      <text:p text:style-name="P91">http://10.0.60.13:3000 <text:s/>admin/admin</text:p>
      <text:h text:style-name="Heading_20_2" text:outline-level="2" text:is-list-header="true">Layer 5B: Health, Performance &amp; Availability Monitoring</text:h>
      <text:list text:style-name="L15">
        <text:list-item>
          <text:p text:style-name="P92"><text:span text:style-name="T18">Stack:</text:span> Full-stack monitoring using <text:span text:style-name="T18">Prometheus</text:span> and <text:span text:style-name="T18">Node-exporter</text:span>, including the integration of pfSense hardware metrics.</text:p>
        </text:list-item>
        <text:list-item>
          <text:p text:style-name="P92"><text:span text:style-name="T18">Visualization:</text:span> Custom <text:span text:style-name="T18">Grafana</text:span> dashboards providing real-time visibility into CPU, Memory, and I/O performance, alongside <text:span text:style-name="T18">uptime tracking</text:span> for critical infrastructure components.</text:p>
        </text:list-item>
        <text:list-item>
          <text:p text:style-name="P92"><text:soft-page-break/><text:span text:style-name="T18">Proactive Management:</text:span> Implementation of alerting thresholds and service availability checks to detect and mitigate potential outages before they impact business continuity.</text:p>
        </text:list-item>
      </text:list>
      <text:p text:style-name="P91">Technical Details</text:p>
      <text:p text:style-name="P93"><text:s/>install Node Exporter container <text:s/>on remote <text:s/>servers</text:p>
      <text:p text:style-name="P94">look ansible <text:s/>role <text:s/>in Infrastructure/Ansible</text:p>
      <text:p text:style-name="P93"><text:s/>install Prometheus</text:p>
      <text:p text:style-name="Preformatted_20_Text">sudo mkdir -p /opt/prometheus/data </text:p>
      <text:p text:style-name="Preformatted_20_Text">sudo chown -R 65534:65534 /opt/prometheus/data </text:p>
      <text:p text:style-name="P94"/>
      <text:p text:style-name="P94">vim /op/prometheus/prometheus.yaml</text:p>
      <text:p text:style-name="Preformatted_20_Text">```vim</text:p>
      <text:p text:style-name="Preformatted_20_Text">global:</text:p>
      <text:p text:style-name="Preformatted_20_Text"><text:s text:c="2"/>scrape_interval: 15s</text:p>
      <text:p text:style-name="Preformatted_20_Text"/>
      <text:p text:style-name="Preformatted_20_Text">scrape_configs:</text:p>
      <text:p text:style-name="Preformatted_20_Text"><text:s text:c="2"/>- job_name: 'rocky_nodes'</text:p>
      <text:p text:style-name="Preformatted_20_Text"><text:s text:c="4"/>static_configs:</text:p>
      <text:p text:style-name="Preformatted_20_Text"><text:s text:c="6"/>- targets:</text:p>
      <text:p text:style-name="Preformatted_20_Text"><text:s text:c="8"/>- '10.0.10.6:9100'</text:p>
      <text:p text:style-name="Preformatted_20_Text"><text:s text:c="8"/>- '10.0.40.11:9100'</text:p>
      <text:p text:style-name="Preformatted_20_Text"><text:s text:c="8"/>- '10.0.20.11:9100'</text:p>
      <text:p text:style-name="Preformatted_20_Text"><text:s text:c="8"/>- '10.0.60.13:9100'</text:p>
      <text:p text:style-name="Preformatted_20_Text"><text:s text:c="8"/>- '10.0.50.11:9100'</text:p>
      <text:p text:style-name="Preformatted_20_Text"><text:s text:c="8"/>- 'localhost:9100' # Prometheus server</text:p>
      <text:p text:style-name="Preformatted_20_Text">```</text:p>
      <text:p text:style-name="P94"/>
      <text:p text:style-name="Preformatted_20_Text">```bash</text:p>
      <text:p text:style-name="Preformatted_20_Text">firewall-cmd --permanent --add-port=19090/tcp</text:p>
      <text:p text:style-name="Preformatted_20_Text"/>
      <text:p text:style-name="Preformatted_20_Text">firewall-cmd --reload</text:p>
      <text:p text:style-name="Preformatted_20_Text">```</text:p>
      <text:p text:style-name="P94"/>
      <text:p text:style-name="P94"/>
      <text:p text:style-name="Preformatted_20_Text">```docker</text:p>
      <text:p text:style-name="Preformatted_20_Text">docker run -d --name=prometheus \</text:p>
      <text:p text:style-name="Preformatted_20_Text"><text:s text:c="4"/>--restart=always -p 19090:9090 \</text:p>
      <text:p text:style-name="Preformatted_20_Text"><text:s text:c="4"/>-v /opt/prometheus/prometheus.yml:/etc/prometheus/prometheus.yml \</text:p>
      <text:p text:style-name="Preformatted_20_Text"><text:s text:c="4"/>-v /opt/prometheus/data:/prometheus \</text:p>
      <text:p text:style-name="Preformatted_20_Text"><text:s text:c="4"/>prom/prometheus</text:p>
      <text:p text:style-name="Preformatted_20_Text">```</text:p>
      <text:p text:style-name="P94"/>
      <text:p text:style-name="P94">verify <text:s/>deployment <text:s/>on Prometheus <text:s/>server</text:p>
      <text:p text:style-name="Preformatted_20_Text">curl -s http://localhost:19090/api/v1/targets | jq '.data.activeTargets[] | {node: .discoveredLabels.__address__, health: .health}'</text:p>
      <text:p text:style-name="P94"/>
      <text:h text:style-name="P71" text:outline-level="1"><text:bookmark-start text:name="__RefHeading___Toc1508_3083391142"/>Layer 6: Application &amp; Container Services<text:bookmark-end text:name="__RefHeading___Toc1508_3083391142"/></text:h>
      <text:p text:style-name="P94"/>
      <text:h text:style-name="P75" text:outline-level="2"><text:bookmark-start text:name="__RefHeading___Toc1510_3083391142"/><text:soft-page-break/>Layer 6A: Service Tier <text:bookmark-end text:name="__RefHeading___Toc1510_3083391142"/></text:h>
      <text:p text:style-name="P94">Hardened Web (Nginx) and Database (MariaDB/PostgreSQL) servers.</text:p>
      <text:p text:style-name="P94"/>
      <text:h text:style-name="P75" text:outline-level="2"><text:bookmark-start text:name="__RefHeading___Toc1512_3083391142"/>Layer 6B: Containerization<text:bookmark-end text:name="__RefHeading___Toc1512_3083391142"/></text:h>
      <text:p text:style-name="P94">Rootless Podman scenarios for microservices.</text:p>
      <text:p text:style-name="P94"/>
      <text:h text:style-name="P75" text:outline-level="2"><text:bookmark-start text:name="__RefHeading___Toc1514_3083391142"/>Layer 6C: Secure Storage <text:bookmark-end text:name="__RefHeading___Toc1514_3083391142"/></text:h>
      <text:p text:style-name="P95">Encrypted file sharing and data persistence.</text:p>
      <text:p text:style-name="P94"/>
      <text:h text:style-name="P71" text:outline-level="1"><text:bookmark-start text:name="__RefHeading___Toc1516_3083391142"/>Layer 7: Automation &amp; DevSecOps<text:bookmark-end text:name="__RefHeading___Toc1516_3083391142"/></text:h>
      <text:p text:style-name="P94"/>
      <text:h text:style-name="P75" text:outline-level="2"><text:bookmark-start text:name="__RefHeading___Toc1518_3083391142"/>Layer 7A: IaC with Ansible<text:bookmark-end text:name="__RefHeading___Toc1518_3083391142"/></text:h>
      <text:p text:style-name="P95">Automated hardening and configuration playbooks.</text:p>
      <text:h text:style-name="P75" text:outline-level="2"><text:bookmark-start text:name="__RefHeading___Toc1520_3083391142"/>Layer 7B: GitOps <text:bookmark-end text:name="__RefHeading___Toc1520_3083391142"/></text:h>
      <text:p text:style-name="P94">Version control for all configuration files via Gitea.</text:p>
      <text:p text:style-name="P94"/>
      <text:h text:style-name="P75" text:outline-level="2"><text:bookmark-start text:name="__RefHeading___Toc1522_3083391142"/>Layer 7C: Backup &amp; Disaster Recovery <text:bookmark-end text:name="__RefHeading___Toc1522_3083391142"/></text:h>
      <text:p text:style-name="P94">Snapshot policies and off-site backup simulation.</text:p>
      <text:h text:style-name="P96" text:outline-level="1"><text:bookmark-start text:name="__RefHeading___Toc2594_1497977652"/>APPENDIX<text:bookmark-end text:name="__RefHeading___Toc2594_1497977652"/></text:h>
      <text:p text:style-name="P97"/>
      <text:h text:style-name="Heading_20_2" text:outline-level="2"><text:bookmark-start text:name="__RefHeading___Toc2596_1497977652"/><text:span text:style-name="T46">A </text:span>sanal makina dhcp ayarlari<text:bookmark-end text:name="__RefHeading___Toc2596_1497977652"/></text:h>
      <text:p text:style-name="P97"><draw:frame draw:style-name="fr2" draw:name="Frame12" text:anchor-type="paragraph" svg:x="4.9362in" svg:y="0.0583in" svg:width="2.439in" draw:z-index="1"><draw:text-box fo:min-height="2.8457in"><text:p text:style-name="P98">Alpien :</text:p><text:p text:style-name="P99">/etc/network/interfaces</text:p><text:p text:style-name="P100"><text:span text:style-name="Source_20_Text"><text:span text:style-name="T47">auto lo</text:span></text:span></text:p><text:p text:style-name="P100"><text:span text:style-name="Source_20_Text"><text:span text:style-name="T47">iface lo inet loopback</text:span></text:span></text:p><text:p text:style-name="P99"/><text:p text:style-name="P100"><text:span text:style-name="Source_20_Text"><text:span text:style-name="T47"># Ana kart (Sadece aktif edilir)</text:span></text:span></text:p><text:p text:style-name="P100"><text:span text:style-name="Source_20_Text"><text:span text:style-name="T47">auto eth0</text:span></text:span></text:p><text:p text:style-name="P100"><text:span text:style-name="Source_20_Text"><text:span text:style-name="T47">iface eth0 inet manual</text:span></text:span></text:p><text:p text:style-name="P100"><text:span text:style-name="Source_20_Text"><text:span text:style-name="T47"><text:s text:c="4"/>up ip link set $IFACE up</text:span></text:span></text:p><text:p text:style-name="P101"/><text:p text:style-name="P100"><text:span text:style-name="Source_20_Text"><text:span text:style-name="T47"># VLAN Arayüzü (Statik IP </text:span></text:span><text:span text:style-name="Source_20_Text"><text:span text:style-name="T48">cubfig</text:span></text:span><text:span text:style-name="Source_20_Text"><text:span text:style-name="T47">)</text:span></text:span></text:p><text:p text:style-name="P100"><text:span text:style-name="Source_20_Text"><text:span text:style-name="T47">auto eth0.10</text:span></text:span></text:p><text:p text:style-name="P100"><text:span text:style-name="Source_20_Text"><text:span text:style-name="T47">iface eth0.10 inet static</text:span></text:span></text:p><text:p text:style-name="P100"><text:span text:style-name="Source_20_Text"><text:span text:style-name="T47"><text:tab/>address 192.168.10.50 <text:s text:c="3"/></text:span></text:span></text:p><text:p text:style-name="P100"><text:span text:style-name="Source_20_Text"><text:span text:style-name="T47"><text:tab/>netmask 255.255.255.0 <text:s text:c="3"/></text:span></text:span></text:p><text:p text:style-name="P100"><text:span text:style-name="Source_20_Text"><text:span text:style-name="T47"><text:tab/>gateway 192.168.10.1 <text:s text:c="4"/></text:span></text:span></text:p><text:p text:style-name="P100"><text:span text:style-name="Source_20_Text"><text:span text:style-name="T47">vlan-raw-device eth0</text:span></text:span></text:p></draw:text-box></draw:frame><draw:frame draw:style-name="fr3" draw:name="Frame13" text:anchor-type="paragraph" svg:x="0.0909in" svg:y="0.1402in" svg:width="2.0626in" draw:z-index="2"><draw:text-box fo:min-height="2.3228in"><text:p text:style-name="P102" loext:marker-style-name="T49">fedora ayar</text:p><text:p text:style-name="P103" loext:marker-style-name="T50"/><text:p text:style-name="Standard" loext:marker-style-name="T51"><text:span text:style-name="Source_20_Text"><text:span text:style-name="T52">[connection]</text:span></text:span></text:p><text:p text:style-name="Standard" loext:marker-style-name="T51"><text:span text:style-name="Source_20_Text"><text:span text:style-name="T52">id=enp1s0.10</text:span></text:span></text:p><text:p text:style-name="Standard" loext:marker-style-name="T51"><text:span text:style-name="Source_20_Text"><text:span text:style-name="T52">type=vlan</text:span></text:span></text:p><text:p text:style-name="Standard" loext:marker-style-name="T51"><text:span text:style-name="Source_20_Text"><text:span text:style-name="T52">interface-name=enp1s0.10</text:span></text:span></text:p><text:p text:style-name="Standard" loext:marker-style-name="T53"><text:span text:style-name="Source_20_Text"><text:span text:style-name="T54"/></text:span></text:p><text:p text:style-name="Standard" loext:marker-style-name="T51"><text:span text:style-name="Source_20_Text"><text:span text:style-name="T52">[vlan]</text:span></text:span></text:p><text:p text:style-name="Standard" loext:marker-style-name="T51"><text:span text:style-name="Source_20_Text"><text:span text:style-name="T52">flags=1</text:span></text:span></text:p><text:p text:style-name="Standard" loext:marker-style-name="T51"><text:span text:style-name="Source_20_Text"><text:span text:style-name="T52">id=10</text:span></text:span></text:p><text:p text:style-name="Standard" loext:marker-style-name="T51"><text:span text:style-name="Source_20_Text"><text:span text:style-name="T52">parent=enp1s0</text:span></text:span></text:p><text:p text:style-name="P104" loext:marker-style-name="T53"/><text:p text:style-name="Standard" loext:marker-style-name="T51"><text:span text:style-name="Source_20_Text"><text:span text:style-name="T52">[ipv4]</text:span></text:span></text:p><text:p text:style-name="Standard" loext:marker-style-name="T51"><text:span text:style-name="Source_20_Text"><text:span text:style-name="T52">address1=10.0.10.6/24,10.0.10.1</text:span></text:span></text:p><text:p text:style-name="Standard" loext:marker-style-name="T51"><text:span text:style-name="Source_20_Text"><text:span text:style-name="T52">method=manual</text:span></text:span></text:p><text:p text:style-name="Standard" loext:marker-style-name="T51"><text:span text:style-name="Source_20_Text"><text:span text:style-name="T52">dns=</text:span></text:span><text:span text:style-name="Source_20_Text"><text:span text:style-name="T55">10.0.10.</text:span></text:span><text:span text:style-name="Source_20_Text"><text:span text:style-name="T56">6</text:span></text:span></text:p><text:p text:style-name="Standard" loext:marker-style-name="T51"><text:span text:style-name="Source_20_Text"><text:span text:style-name="T56"/></text:span></text:p><text:p text:style-name="Standard" loext:marker-style-name="T51"><text:span text:style-name="Source_20_Text"><text:span text:style-name="T52">[ipv6]</text:span></text:span></text:p><text:p text:style-name="Standard" loext:marker-style-name="T51"><text:span text:style-name="Source_20_Text"><text:span text:style-name="T52">addr-gen-mode=stable-privacy</text:span></text:span></text:p><text:p text:style-name="Standard" loext:marker-style-name="T57"><text:span text:style-name="Source_20_Text"><text:span text:style-name="T52">method=ignore</text:span></text:span></text:p><text:p text:style-name="Standard" loext:marker-style-name="T57"><text:span text:style-name="Source_20_Text"><text:span text:style-name="T52"/></text:span></text:p><text:p text:style-name="P105" loext:marker-style-name="T57"><text:span text:style-name="Source_20_Text"><text:span text:style-name="T58">[proxy]</text:span></text:span></text:p><text:p text:style-name="P106" loext:marker-style-name="T57"><text:span text:style-name="Source_20_Text"><text:span text:style-name="T59"># nicht <text:s/>hie mehr </text:span></text:span></text:p></draw:text-box></draw:frame><draw:frame draw:style-name="fr2" draw:name="Frame14" text:anchor-type="paragraph" svg:x="2.5193in" svg:y="0.0583in" svg:width="2.1992in" draw:z-index="3"><draw:text-box fo:min-height="2.8327in"><text:p text:style-name="P107" loext:marker-style-name="T60">ubuntu ayarlari</text:p><text:p text:style-name="P108" loext:marker-style-name="T60"><text:span text:style-name="Source_20_Text"><text:span text:style-name="T61">network:</text:span></text:span></text:p><text:p text:style-name="P108" loext:marker-style-name="T60"><text:span text:style-name="Source_20_Text"><text:span text:style-name="T61"><text:s text:c="2"/>version: 2</text:span></text:span></text:p><text:p text:style-name="P108" loext:marker-style-name="T60"><text:span text:style-name="Source_20_Text"><text:span text:style-name="T61"><text:s text:c="2"/>ethernets:</text:span></text:span></text:p><text:p text:style-name="P108" loext:marker-style-name="T60"><text:span text:style-name="Source_20_Text"><text:span text:style-name="T61"><text:s text:c="4"/>enp1s0:</text:span></text:span></text:p><text:p text:style-name="P108" loext:marker-style-name="T60"><text:span text:style-name="Source_20_Text"><text:span text:style-name="T61"><text:s text:c="6"/>dhcp4: no</text:span></text:span></text:p><text:p text:style-name="P108" loext:marker-style-name="T60"><text:span text:style-name="Source_20_Text"><text:span text:style-name="T61"><text:s text:c="2"/>vlans:</text:span></text:span></text:p><text:p text:style-name="P108" loext:marker-style-name="T60"><text:span text:style-name="Source_20_Text"><text:span text:style-name="T61"><text:s text:c="4"/>enp1s0.10:</text:span></text:span></text:p><text:p text:style-name="P108" loext:marker-style-name="T60"><text:span text:style-name="Source_20_Text"><text:span text:style-name="T61"><text:s text:c="6"/>id: 10</text:span></text:span></text:p><text:p text:style-name="P108" loext:marker-style-name="T60"><text:span text:style-name="Source_20_Text"><text:span text:style-name="T61"><text:s text:c="6"/>link: enp1s0</text:span></text:span></text:p><text:p text:style-name="P108" loext:marker-style-name="T60"><text:span text:style-name="Source_20_Text"><text:span text:style-name="T61"><text:s text:c="6"/>addresses:</text:span></text:span></text:p><text:p text:style-name="P108" loext:marker-style-name="T60"><text:span text:style-name="Source_20_Text"><text:span text:style-name="T61"><text:s text:c="8"/>- 10.0.10.6/24</text:span></text:span></text:p><text:p text:style-name="P108" loext:marker-style-name="T60"><text:span text:style-name="Source_20_Text"><text:span text:style-name="T61"><text:s text:c="6"/>gateway4: 10.0.10.1</text:span></text:span></text:p><text:p text:style-name="P108" loext:marker-style-name="T60"><text:span text:style-name="Source_20_Text"><text:span text:style-name="T61"><text:s text:c="6"/>nameservers:</text:span></text:span></text:p><text:p text:style-name="P108" loext:marker-style-name="T60"><text:span text:style-name="Source_20_Text"><text:span text:style-name="T61"><text:s text:c="8"/>addresses:</text:span></text:span></text:p><text:p text:style-name="P108" loext:marker-style-name="T60"><text:span text:style-name="Source_20_Text"><text:span text:style-name="T61"><text:s text:c="10"/>- 10.0.10.5</text:span></text:span></text:p><text:p text:style-name="P108" loext:marker-style-name="T60"><text:span text:style-name="Source_20_Text"><text:span text:style-name="T61"><text:s text:c="10"/>- 8.8.8.8</text:span></text:span></text:p></draw:text-box></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97"/>
      <text:p text:style-name="P97"/>
      <text:p text:style-name="P109" loext:marker-style-name="T62"/>
      <text:h text:style-name="P110" text:outline-level="2"><text:bookmark-start text:name="codecell1"/></text:h>
      <text:p text:style-name="P111"><text:bookmark-end text:name="codecell1"/><text:bookmark-end text:name="__RefHeading___Toc185_1983718479 Copy 2"/></text:p>
      <text:p text:style-name="Preformatted_20_Text">Vim /etc/ansible/ansible.cfg</text:p>
      <text:p text:style-name="Preformatted_20_Text"/>
      <text:p text:style-name="Preformatted_20_Text">[defaults]</text:p>
      <text:p text:style-name="Preformatted_20_Text"/>
      <text:p text:style-name="Preformatted_20_Text">[defaults]</text:p>
      <text:p text:style-name="Preformatted_20_Text">inventory = /etc/ansible/hosts</text:p>
      <text:p text:style-name="Preformatted_20_Text">host_key_checking = False</text:p>
      <text:p text:style-name="Preformatted_20_Text">interpreter_python = auto_silent</text:p>
      <text:p text:style-name="Preformatted_20_Text">remote_tmp = /tmp/.ansible-${USER}/tmp</text:p>
      <text:p text:style-name="Preformatted_20_Text"/>
      <text:p text:style-name="Preformatted_20_Text">[privilege_escalation]</text:p>
      <text:p text:style-name="Preformatted_20_Text">become = True</text:p>
      <text:p text:style-name="Preformatted_20_Text">become_method = sudo</text:p>
      <text:p text:style-name="Preformatted_20_Text">become_user = root</text:p>
      <text:p text:style-name="Preformatted_20_Text">become_ask_pass = False</text:p>
      <text:p text:style-name="Preformatted_20_Text"/>
      <text:p text:style-name="Preformatted_20_Text">[ssh_connection]</text:p>
      <text:p text:style-name="Preformatted_20_Text">pipelining = True</text:p>
      <text:p text:style-name="Preformatted_20_Text"/>
      <text:p text:style-name="Text_20_body"/>
      <text:p text:style-name="Preformatted_20_Text"/>
      <text:p text:style-name="Preformatted_20_Text">laptopumun isletim sistemi Rocky linux. KVM ile <text:s/>bir <text:s/>homelab olusturdum. Tüm sunucular rocky linux 10.1 . <text:s/>ortamda freeipa , freeipa-dns-server var. önde pfsense firewall var. pfsense <text:s/>üzerinde SQUID proxy var. Yine pfsense <text:s/>üzerinde suricata kurulu. Loki yardimiyla loglari toplamak, prometheus ve grafana ile görsellestirecem. Loki, prometheus ve grafana ayani sunucu üstünde olacak. . simdi SEC sanal aginda 10.0.60.13 statik ip li rocky linux sunucuya loki kuracagiz. Podman kullanilacak. Sonra host makinalardan ve firewall dan gerekliu loglar cekilecek. </text:p>
      <text:p text:style-name="Preformatted_20_Text"/>
      <text:p text:style-name="Preformatted_20_Text">Ne yapilacaksa adim adim yapilacak. her adimda birden fazla islem olmayacak . benden onay almadan diger adima gecmeyeceksin. Ön ce ne anladigini anlat. Yanlis anlama olmasin. baska ihtiyac duydugun bilgi varsa omlarida söyle.</text:p>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 svg:font-family="0" style:font-family-generic="roman" style:font-pitch="variable"/>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adornments="Bold"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style:contextual-spacing="false" fo:line-height="115%" style:page-number="auto" fo:background-color="transparent"/>
      <style:text-properties style:use-window-font-color="true" loext:opacity="0%" style:font-name="Liberation Sans2" fo:font-family="'Liberation Sans'" style:font-style-name="Regular" style:font-family-generic="swiss" style:font-pitch="variable" fo:font-size="10.5pt"/>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6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7201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text-indent="0in" style:auto-text-indent="false">
        <style:tab-stops>
          <style:tab-stop style:position="7.5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326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master-page-name="">
      <loext:graphic-properties draw:fill="solid" draw:fill-color="#000000"/>
      <style:paragraph-properties fo:margin-top="0in" fo:margin-bottom="0in" style:contextual-spacing="false" style:page-number="auto" fo:background-color="#000000"/>
      <style:text-properties style:use-window-font-color="true" loext:opacity="0%" style:font-name="Liberation Mono2" fo:font-family="'Liberation Mono'" style:font-style-name="Bold" style:font-family-generic="modern" style:font-pitch="fixed" fo:font-size="10.5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902in" fo:margin-bottom="0.4098in" fo:margin-left="0.45in" fo:margin-right="0.32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9:12:24.991259780</meta:creation-date>
    <dc:date>2026-02-16T21:26:33.871887927</dc:date>
    <meta:editing-duration>P3DT8H7M51S</meta:editing-duration>
    <meta:editing-cycles>89</meta:editing-cycles>
    <meta:generator>LibreOffice/26.2.0.3$Linux_X86_64 LibreOffice_project/afbbd0df0edb6d40b450b0337ac646b0913a760c</meta:generator>
    <meta:document-statistic meta:table-count="8" meta:image-count="0" meta:object-count="0" meta:page-count="15" meta:paragraph-count="615" meta:word-count="2817" meta:character-count="20920" meta:non-whitespace-character-count="18094"/>
  </office:meta>
</office:document-meta>
</file>